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914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482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19" style:display-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20" style:display-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HRowHeader" style:family="table-cell" style:name="ce21" style:display-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2" style:display-name="ce2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23" style:display-name="ce23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4" style:display-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25" style:display-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abel 6:Opgave van het aantal krachtswerktuigen in de onderscheidende beroepsklassen gebezigd.</text:p>
          </table:table-cell>
          <table:table-cell table:style-name="ce6" table:number-columns-repeated="24"/>
          <table:table-cell table:style-name="ce17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GEMEENTEN</text:p>
          </table:table-cell>
          <table:table-cell ns41:value-type="string" table:style-name="ce7" office:value-type="string">
            <text:p>Gedreven door</text:p>
          </table:table-cell>
          <table:table-cell table:style-name="ce11"/>
          <table:table-cell ns41:value-type="string" table:style-name="ce19" office:value-type="string">
            <text:p>I</text:p>
          </table:table-cell>
          <table:table-cell ns41:value-type="string" table:style-name="ce14" office:value-type="string">
            <text:p>II</text:p>
          </table:table-cell>
          <table:table-cell ns41:value-type="string" table:style-name="ce14" office:value-type="string">
            <text:p>III</text:p>
          </table:table-cell>
          <table:table-cell ns41:value-type="string" table:style-name="ce14" office:value-type="string">
            <text:p>IV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VI</text:p>
          </table:table-cell>
          <table:table-cell ns41:value-type="string" table:style-name="ce14" table:number-columns-repeated="2" office:value-type="string">
            <text:p>VII</text:p>
          </table:table-cell>
          <table:table-cell ns41:value-type="string" table:style-name="ce14" office:value-type="string">
            <text:p>IX</text:p>
          </table:table-cell>
          <table:table-cell ns41:value-type="string" table:style-name="ce14" office:value-type="string">
            <text:p>X</text:p>
          </table:table-cell>
          <table:table-cell ns41:value-type="string" table:style-name="ce14" office:value-type="string">
            <text:p>XI</text:p>
          </table:table-cell>
          <table:table-cell ns41:value-type="string" table:style-name="ce14" office:value-type="string">
            <text:p>XII</text:p>
          </table:table-cell>
          <table:table-cell ns41:value-type="string" table:style-name="ce14" office:value-type="string">
            <text:p>XIII</text:p>
          </table:table-cell>
          <table:table-cell ns41:value-type="string" table:style-name="ce14" office:value-type="string">
            <text:p>XIV</text:p>
          </table:table-cell>
          <table:table-cell ns41:value-type="string" table:style-name="ce14" office:value-type="string">
            <text:p>XV</text:p>
          </table:table-cell>
          <table:table-cell ns41:value-type="string" table:style-name="ce14" office:value-type="string">
            <text:p>XVI</text:p>
          </table:table-cell>
          <table:table-cell ns41:value-type="string" table:style-name="ce14" office:value-type="string">
            <text:p>XVII</text:p>
          </table:table-cell>
          <table:table-cell ns41:value-type="string" table:style-name="ce14" office:value-type="string">
            <text:p>XVIII</text:p>
          </table:table-cell>
          <table:table-cell ns41:value-type="string" table:style-name="ce14" office:value-type="string">
            <text:p>XIX</text:p>
          </table:table-cell>
          <table:table-cell ns41:value-type="string" table:style-name="ce14" office:value-type="string">
            <text:p>XX</text:p>
          </table:table-cell>
          <table:table-cell ns41:value-type="string" table:style-name="ce14" office:value-type="string">
            <text:p>XXXIII</text:p>
          </table:table-cell>
          <table:table-cell ns41:value-type="string" table:style-name="ce14" office:value-type="string">
            <text:p>Totaal</text:p>
          </table:table-cell>
          <table:table-cell ns41:value-type="string" table:style-name="ce20" office:value-type="string">
            <text:p>Imagenr.</text:p>
          </table:table-cell>
          <table:table-cell table:style-name="ce11" table:number-columns-repeated="998"/>
        </table:table-row>
        <table:table-row table:style-name="ro1">
          <table:table-cell table:style-name="ce4"/>
          <table:table-cell table:number-columns-repeated="1023"/>
        </table:table-row>
        <table:table-row table:style-name="ro3">
          <table:table-cell ns41:value-type="string" table:style-name="ce21" office:value-type="string">
            <text:p>Aalsmeer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13"/>
          <table:table-cell table:style-name="ce15" table:number-columns-repeated="19"/>
          <table:table-cell ns41:value-type="float" table:style-name="ce15" office:value="1" office:value-type="float">
            <text:p>1</text:p>
          </table:table-cell>
          <table:table-cell table:formula="of:=[.X5]+[.W5]+[.V5]+[.U5]+[.T5]+[.S5]+[.R5]+[.Q5]+[.P5]+[.O5]+[.N5]+[.M5]+[.L5]+[.K5]+[.J5]+[.I5]+[.H5]+[.G5]+[.F5]+[.E5]+[.D5]" ns41:value-type="float" table:style-name="ce15" office:value-type="float" office:value="1">
            <text:p>1</text:p>
          </table:table-cell>
          <table:table-cell ns41:value-type="float" table:style-name="ce18" office:value="320370" office:value-type="float">
            <text:p>320370</text:p>
          </table:table-cell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6]+[.W6]+[.V6]+[.U6]+[.T6]+[.S6]+[.R6]+[.Q6]+[.P6]+[.O6]+[.N6]+[.M6]+[.L6]+[.K6]+[.J6]+[.I6]+[.H6]+[.G6]+[.F6]+[.E6]+[.D6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bbekerk</text:p>
          </table:table-cell>
          <table:table-cell ns41:value-type="string" table:style-name="ce9" office:value-type="string">
            <text:p>Wind</text:p>
          </table:table-cell>
          <table:table-cell table:style-name="ce12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7]+[.W7]+[.V7]+[.U7]+[.T7]+[.S7]+[.R7]+[.Q7]+[.P7]+[.O7]+[.N7]+[.M7]+[.L7]+[.K7]+[.J7]+[.I7]+[.H7]+[.G7]+[.F7]+[.E7]+[.D7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kersloot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8]+[.W8]+[.V8]+[.U8]+[.T8]+[.S8]+[.R8]+[.Q8]+[.P8]+[.O8]+[.N8]+[.M8]+[.L8]+[.K8]+[.J8]+[.I8]+[.H8]+[.G8]+[.F8]+[.E8]+[.D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formula="of:=[.X9]+[.W9]+[.V9]+[.U9]+[.T9]+[.S9]+[.R9]+[.Q9]+[.P9]+[.O9]+[.N9]+[.M9]+[.L9]+[.K9]+[.J9]+[.I9]+[.H9]+[.G9]+[.F9]+[.E9]+[.D9]" ns41:value-type="float" table:style-name="TL Data" office:value="7" office:value-type="float">
            <text:p>7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lkmaar</text:p>
          </table:table-cell>
          <table:table-cell ns41:value-type="string" table:style-name="ce9" office:value-type="string">
            <text:p>Stoom</text:p>
          </table:table-cell>
          <table:table-cell table:style-name="ce12"/>
          <table:table-cell table:style-name="ce22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0]+[.W10]+[.V10]+[.U10]+[.T10]+[.S10]+[.R10]+[.Q10]+[.P10]+[.O10]+[.N10]+[.M10]+[.L10]+[.K10]+[.J10]+[.I10]+[.H10]+[.G10]+[.F10]+[.E10]+[.D10]" ns41:value-type="float" table:style-name="TL Data" office:value="16" office:value-type="float">
            <text:p>16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12]+[.W12]+[.V12]+[.U12]+[.T12]+[.S12]+[.R12]+[.Q12]+[.P12]+[.O12]+[.N12]+[.M12]+[.L12]+[.K12]+[.J12]+[.I12]+[.H12]+[.G12]+[.F12]+[.E12]+[.D12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X13]+[.W13]+[.V13]+[.U13]+[.T13]+[.S13]+[.R13]+[.Q13]+[.P13]+[.O13]+[.N13]+[.M13]+[.L13]+[.K13]+[.J13]+[.I13]+[.H13]+[.G13]+[.F13]+[.E13]+[.D13]" ns41:value-type="float" table:style-name="TL Data" office:value="10" office:value-type="float">
            <text:p>10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msterda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X14]+[.W14]+[.V14]+[.U14]+[.T14]+[.S14]+[.R14]+[.Q14]+[.P14]+[.O14]+[.N14]+[.M14]+[.L14]+[.K14]+[.J14]+[.I14]+[.H14]+[.G14]+[.F14]+[.E14]+[.D14]" ns41:value-type="float" table:style-name="TL Data" office:value="181" office:value-type="float">
            <text:p>18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ns41:value-type="float" table:style-name="TL Data" office:value="20" office:value-type="float">
            <text:p>2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15]+[.W15]+[.V15]+[.U15]+[.T15]+[.S15]+[.R15]+[.Q15]+[.P15]+[.O15]+[.N15]+[.M15]+[.L15]+[.K15]+[.J15]+[.I15]+[.H15]+[.G15]+[.F15]+[.E15]+[.D15]" ns41:value-type="float" table:style-name="TL Data" office:value="37" office:value-type="float">
            <text:p>37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16]+[.W16]+[.V16]+[.U16]+[.T16]+[.S16]+[.R16]+[.Q16]+[.P16]+[.O16]+[.N16]+[.M16]+[.L16]+[.K16]+[.J16]+[.I16]+[.H16]+[.G16]+[.F16]+[.E16]+[.D1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]+[.W17]+[.V17]+[.U17]+[.T17]+[.S17]+[.R17]+[.Q17]+[.P17]+[.O17]+[.N17]+[.M17]+[.L17]+[.K17]+[.J17]+[.I17]+[.H17]+[.G17]+[.F17]+[.E17]+[.D17]" ns41:value-type="float" table:style-name="TL Data" office:value="19" office:value-type="float">
            <text:p>19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ndijk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8]+[.W18]+[.V18]+[.U18]+[.T18]+[.S18]+[.R18]+[.Q18]+[.P18]+[.O18]+[.N18]+[.M18]+[.L18]+[.K18]+[.J18]+[.I18]+[.H18]+[.G18]+[.F18]+[.E18]+[.D18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formula="of:=[.X19]+[.W19]+[.V19]+[.U19]+[.T19]+[.S19]+[.R19]+[.Q19]+[.P19]+[.O19]+[.N19]+[.M19]+[.L19]+[.K19]+[.J19]+[.I19]+[.H19]+[.G19]+[.F19]+[.E19]+[.D19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nna Paulowna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X20]+[.W20]+[.V20]+[.U20]+[.T20]+[.S20]+[.R20]+[.Q20]+[.P20]+[.O20]+[.N20]+[.M20]+[.L20]+[.K20]+[.J20]+[.I20]+[.H20]+[.G20]+[.F20]+[.E20]+[.D20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1]+[.W21]+[.V21]+[.U21]+[.T21]+[.S21]+[.R21]+[.Q21]+[.P21]+[.O21]+[.N21]+[.M21]+[.L21]+[.K21]+[.J21]+[.I21]+[.H21]+[.G21]+[.F21]+[.E21]+[.D21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ssendelft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22]+[.W22]+[.V22]+[.U22]+[.T22]+[.S22]+[.R22]+[.Q22]+[.P22]+[.O22]+[.N22]+[.M22]+[.L22]+[.K22]+[.J22]+[.I22]+[.H22]+[.G22]+[.F22]+[.E22]+[.D22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3]+[.W23]+[.V23]+[.U23]+[.T23]+[.S23]+[.R23]+[.Q23]+[.P23]+[.O23]+[.N23]+[.M23]+[.L23]+[.K23]+[.J23]+[.I23]+[.H23]+[.G23]+[.F23]+[.E23]+[.D23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Avenhorn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arsingerhor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formula="of:=[.X25]+[.W25]+[.V25]+[.U25]+[.T25]+[.S25]+[.R25]+[.Q25]+[.P25]+[.O25]+[.N25]+[.M25]+[.L25]+[.K25]+[.J25]+[.I25]+[.H25]+[.G25]+[.F25]+[.E25]+[.D25]" ns41:value-type="float" table:style-name="TL Data" office:value="10" office:value-type="float">
            <text:p>10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eemster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6]+[.W26]+[.V26]+[.U26]+[.T26]+[.S26]+[.R26]+[.Q26]+[.P26]+[.O26]+[.N26]+[.M26]+[.L26]+[.K26]+[.J26]+[.I26]+[.H26]+[.G26]+[.F26]+[.E26]+[.D2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eets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8]+[.W28]+[.V28]+[.U28]+[.T28]+[.S28]+[.R28]+[.Q28]+[.P28]+[.O28]+[.N28]+[.M28]+[.L28]+[.K28]+[.J28]+[.I28]+[.H28]+[.G28]+[.F28]+[.E28]+[.D2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9]+[.W29]+[.V29]+[.U29]+[.T29]+[.S29]+[.R29]+[.Q29]+[.P29]+[.O29]+[.N29]+[.M29]+[.L29]+[.K29]+[.J29]+[.I29]+[.H29]+[.G29]+[.F29]+[.E29]+[.D29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erge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8" office:value-type="float">
            <text:p>8</text:p>
          </table:table-cell>
          <table:table-cell table:formula="of:=[.X30]+[.W30]+[.V30]+[.U30]+[.T30]+[.S30]+[.R30]+[.Q30]+[.P30]+[.O30]+[.N30]+[.M30]+[.L30]+[.K30]+[.J30]+[.I30]+[.H30]+[.G30]+[.F30]+[.E30]+[.D30]" ns41:value-type="float" table:style-name="TL Data" office:value="8" office:value-type="float">
            <text:p>8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erkhout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31]+[.W31]+[.V31]+[.U31]+[.T31]+[.S31]+[.R31]+[.Q31]+[.P31]+[.O31]+[.N31]+[.M31]+[.L31]+[.K31]+[.J31]+[.I31]+[.H31]+[.G31]+[.F31]+[.E31]+[.D31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2]+[.W32]+[.V32]+[.U32]+[.T32]+[.S32]+[.R32]+[.Q32]+[.P32]+[.O32]+[.N32]+[.M32]+[.L32]+[.K32]+[.J32]+[.I32]+[.H32]+[.G32]+[.F32]+[.E32]+[.D32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everwijk</text:p>
          </table:table-cell>
          <table:table-cell ns41:value-type="string" table:style-name="ce8" office:value-type="string">
            <text:p>Stoom 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33]+[.W33]+[.V33]+[.U33]+[.T33]+[.S33]+[.R33]+[.Q33]+[.P33]+[.O33]+[.N33]+[.M33]+[.L33]+[.K33]+[.J33]+[.I33]+[.H33]+[.G33]+[.F33]+[.E33]+[.D33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laricum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loemendaal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lokker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37]+[.W37]+[.V37]+[.U37]+[.T37]+[.S37]+[.R37]+[.Q37]+[.P37]+[.O37]+[.N37]+[.M37]+[.L37]+[.K37]+[.J37]+[.I37]+[.H37]+[.G37]+[.F37]+[.E37]+[.D37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ovenkarspel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roek in Waterland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8"/>
          <table:table-cell ns41:value-type="float" office:value="1" table:style-name="TL Data" table:number-columns-repeated="2" office:value-type="float">
            <text:p>1</text:p>
          </table:table-cell>
          <table:table-cell table:formula="of:=[.X39]+[.W39]+[.V39]+[.U39]+[.T39]+[.S39]+[.R39]+[.Q39]+[.P39]+[.O39]+[.N39]+[.M39]+[.L39]+[.K39]+[.J39]+[.I39]+[.H39]+[.G39]+[.F39]+[.E39]+[.D39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roek op Lagerdijk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40]+[.W40]+[.V40]+[.U40]+[.T40]+[.S40]+[.R40]+[.Q40]+[.P40]+[.O40]+[.N40]+[.M40]+[.L40]+[.K40]+[.J40]+[.I40]+[.H40]+[.G40]+[.F40]+[.E40]+[.D4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uikersloot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41]+[.W41]+[.V41]+[.U41]+[.T41]+[.S41]+[.R41]+[.Q41]+[.P41]+[.O41]+[.N41]+[.M41]+[.L41]+[.K41]+[.J41]+[.I41]+[.H41]+[.G41]+[.F41]+[.E41]+[.D41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Bussu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43]+[.W43]+[.V43]+[.U43]+[.T43]+[.S43]+[.R43]+[.Q43]+[.P43]+[.O43]+[.N43]+[.M43]+[.L43]+[.K43]+[.J43]+[.I43]+[.H43]+[.G43]+[.F43]+[.E43]+[.D43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44]+[.W44]+[.V44]+[.U44]+[.T44]+[.S44]+[.R44]+[.Q44]+[.P44]+[.O44]+[.N44]+[.M44]+[.L44]+[.K44]+[.J44]+[.I44]+[.H44]+[.G44]+[.F44]+[.E44]+[.D4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Castricu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46]+[.W46]+[.V46]+[.U46]+[.T46]+[.S46]+[.R46]+[.Q46]+[.P46]+[.O46]+[.N46]+[.M46]+[.L46]+[.K46]+[.J46]+[.I46]+[.H46]+[.G46]+[.F46]+[.E46]+[.D4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Diem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48]+[.W48]+[.V48]+[.U48]+[.T48]+[.S48]+[.R48]+[.Q48]+[.P48]+[.O48]+[.N48]+[.M48]+[.L48]+[.K48]+[.J48]+[.I48]+[.H48]+[.G48]+[.F48]+[.E48]+[.D48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Eda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49]+[.W49]+[.V49]+[.U49]+[.T49]+[.S49]+[.R49]+[.Q49]+[.P49]+[.O49]+[.N49]+[.M49]+[.L49]+[.K49]+[.J49]+[.I49]+[.H49]+[.G49]+[.F49]+[.E49]+[.D49]" ns41:value-type="float" table:style-name="TL Data" office:value="7" office:value-type="float">
            <text:p>7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X50]+[.W50]+[.V50]+[.U50]+[.T50]+[.S50]+[.R50]+[.Q50]+[.P50]+[.O50]+[.N50]+[.M50]+[.L50]+[.K50]+[.J50]+[.I50]+[.H50]+[.G50]+[.F50]+[.E50]+[.D50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Egmond binne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51]+[.W51]+[.V51]+[.U51]+[.T51]+[.S51]+[.R51]+[.Q51]+[.P51]+[.O51]+[.N51]+[.M51]+[.L51]+[.K51]+[.J51]+[.I51]+[.H51]+[.G51]+[.F51]+[.E51]+[.D51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Enkhuizen</text:p>
          </table:table-cell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52]+[.W52]+[.V52]+[.U52]+[.T52]+[.S52]+[.R52]+[.Q52]+[.P52]+[.O52]+[.N52]+[.M52]+[.L52]+[.K52]+[.J52]+[.I52]+[.H52]+[.G52]+[.F52]+[.E52]+[.D52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X53]+[.W53]+[.V53]+[.U53]+[.T53]+[.S53]+[.R53]+[.Q53]+[.P53]+[.O53]+[.N53]+[.M53]+[.L53]+[.K53]+[.J53]+[.I53]+[.H53]+[.G53]+[.F53]+[.E53]+[.D53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54]+[.W54]+[.V54]+[.U54]+[.T54]+[.S54]+[.R54]+[.Q54]+[.P54]+[.O54]+[.N54]+[.M54]+[.L54]+[.K54]+[.J54]+[.I54]+[.H54]+[.G54]+[.F54]+[.E54]+[.D54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Graft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55]+[.W55]+[.V55]+[.U55]+[.T55]+[.S55]+[.R55]+[.Q55]+[.P55]+[.O55]+[.N55]+[.M55]+[.L55]+[.K55]+[.J55]+[.I55]+[.H55]+[.G55]+[.F55]+[.E55]+[.D55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56]+[.W56]+[.V56]+[.U56]+[.T56]+[.S56]+[.R56]+[.Q56]+[.P56]+[.O56]+[.N56]+[.M56]+[.L56]+[.K56]+[.J56]+[.I56]+[.H56]+[.G56]+[.F56]+[.E56]+[.D56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'Graveland</text:p>
          </table:table-cell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aarle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58]+[.W58]+[.V58]+[.U58]+[.T58]+[.S58]+[.R58]+[.Q58]+[.P58]+[.O58]+[.N58]+[.M58]+[.L58]+[.K58]+[.J58]+[.I58]+[.H58]+[.G58]+[.F58]+[.E58]+[.D58]" ns41:value-type="float" table:style-name="TL Data" office:value="67" office:value-type="float">
            <text:p>67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="10" office:value-type="float">
            <text:p>10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60]+[.W60]+[.V60]+[.U60]+[.T60]+[.S60]+[.R60]+[.Q60]+[.P60]+[.O60]+[.N60]+[.M60]+[.L60]+[.K60]+[.J60]+[.I60]+[.H60]+[.G60]+[.F60]+[.E60]+[.D6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aarlemmerliefde en Spaar-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formula="of:=[.X62]+[.W62]+[.V62]+[.U62]+[.T62]+[.S62]+[.R62]+[.Q62]+[.P62]+[.O62]+[.N62]+[.M62]+[.L62]+[.K62]+[.J62]+[.I62]+[.H62]+[.G62]+[.F62]+[.E62]+[.D62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oude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table:formula="of:=[.X63]+[.W63]+[.V63]+[.U63]+[.T63]+[.S63]+[.R63]+[.Q63]+[.P63]+[.O63]+[.N63]+[.M63]+[.L63]+[.K63]+[.J63]+[.I63]+[.H63]+[.G63]+[.F63]+[.E63]+[.D63]" ns41:value-type="float" table:style-name="TL Data" office:value="8" office:value-type="float">
            <text:p>8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aarlemmermeer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4]+[.W64]+[.V64]+[.U64]+[.T64]+[.S64]+[.R64]+[.Q64]+[.P64]+[.O64]+[.N64]+[.M64]+[.L64]+[.K64]+[.J64]+[.I64]+[.H64]+[.G64]+[.F64]+[.E64]+[.D64]" ns41:value-type="float" table:style-name="TL Data" office:value="8" office:value-type="float">
            <text:p>8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66]+[.W66]+[.V66]+[.U66]+[.T66]+[.S66]+[.R66]+[.Q66]+[.P66]+[.O66]+[.N66]+[.M66]+[.L66]+[.K66]+[.J66]+[.I66]+[.H66]+[.G66]+[.F66]+[.E66]+[.D6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arenkarspel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68]+[.W68]+[.V68]+[.U68]+[.T68]+[.S68]+[.R68]+[.Q68]+[.P68]+[.O68]+[.N68]+[.M68]+[.L68]+[.K68]+[.J68]+[.I68]+[.H68]+[.G68]+[.F68]+[.E68]+[.D68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1" office:value-type="float">
            <text:p>11</text:p>
          </table:table-cell>
          <table:table-cell table:formula="of:=[.X69]+[.W69]+[.V69]+[.U69]+[.T69]+[.S69]+[.R69]+[.Q69]+[.P69]+[.O69]+[.N69]+[.M69]+[.L69]+[.K69]+[.J69]+[.I69]+[.H69]+[.G69]+[.F69]+[.E69]+[.D69]" ns41:value-type="float" table:style-name="TL Data" office:value="11" office:value-type="float">
            <text:p>1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eemskerk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eemstede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1]+[.W71]+[.V71]+[.U71]+[.T71]+[.S71]+[.R71]+[.Q71]+[.P71]+[.O71]+[.N71]+[.M71]+[.L71]+[.K71]+[.J71]+[.I71]+[.H71]+[.G71]+[.F71]+[.E71]+[.D71]" ns41:value-type="float" table:style-name="TL Data" office:value="25" office:value-type="float">
            <text:p>2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eerhugowaard</text:p>
          </table:table-cell>
          <table:table-cell ns41:value-type="string" table:style-name="ce8" office:value-type="string">
            <text:p>Stoom 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73]+[.W73]+[.V73]+[.U73]+[.T73]+[.S73]+[.R73]+[.Q73]+[.P73]+[.O73]+[.N73]+[.M73]+[.L73]+[.K73]+[.J73]+[.I73]+[.H73]+[.G73]+[.F73]+[.E73]+[.D73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74]+[.W74]+[.V74]+[.U74]+[.T74]+[.S74]+[.R74]+[.Q74]+[.P74]+[.O74]+[.N74]+[.M74]+[.L74]+[.K74]+[.J74]+[.I74]+[.H74]+[.G74]+[.F74]+[.E74]+[.D74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eilo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75]+[.W75]+[.V75]+[.U75]+[.T75]+[.S75]+[.R75]+[.Q75]+[.P75]+[.O75]+[.N75]+[.M75]+[.L75]+[.K75]+[.J75]+[.I75]+[.H75]+[.G75]+[.F75]+[.E75]+[.D75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elder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6]+[.W76]+[.V76]+[.U76]+[.T76]+[.S76]+[.R76]+[.Q76]+[.P76]+[.O76]+[.N76]+[.M76]+[.L76]+[.K76]+[.J76]+[.I76]+[.H76]+[.G76]+[.F76]+[.E76]+[.D76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7]+[.W77]+[.V77]+[.U77]+[.T77]+[.S77]+[.R77]+[.Q77]+[.P77]+[.O77]+[.N77]+[.M77]+[.L77]+[.K77]+[.J77]+[.I77]+[.H77]+[.G77]+[.F77]+[.E77]+[.D77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8]+[.W78]+[.V78]+[.U78]+[.T78]+[.S78]+[.R78]+[.Q78]+[.P78]+[.O78]+[.N78]+[.M78]+[.L78]+[.K78]+[.J78]+[.I78]+[.H78]+[.G78]+[.F78]+[.E78]+[.D7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9]+[.W79]+[.V79]+[.U79]+[.T79]+[.S79]+[.R79]+[.Q79]+[.P79]+[.O79]+[.N79]+[.M79]+[.L79]+[.K79]+[.J79]+[.I79]+[.H79]+[.G79]+[.F79]+[.E79]+[.D79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ensbroek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80]+[.W80]+[.V80]+[.U80]+[.T80]+[.S80]+[.R80]+[.Q80]+[.P80]+[.O80]+[.N80]+[.M80]+[.L80]+[.K80]+[.J80]+[.I80]+[.H80]+[.G80]+[.F80]+[.E80]+[.D80]" ns41:value-type="float" table:style-name="TL Data" office:value="1" office:value-type="float">
            <text:p>1</text:p>
          </table:table-cell>
          <table:table-cell ns41:value-type="float" table:style-name="ce23" office:value="320371" office:value-type="float">
            <text:p>320371</text:p>
          </table:table-cell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1]+[.W81]+[.V81]+[.U81]+[.T81]+[.S81]+[.R81]+[.Q81]+[.P81]+[.O81]+[.N81]+[.M81]+[.L81]+[.K81]+[.J81]+[.I81]+[.H81]+[.G81]+[.F81]+[.E81]+[.D81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ilversu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TL Data" office:value="8" office:value-type="float">
            <text:p>8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83]+[.W83]+[.V83]+[.U83]+[.T83]+[.S83]+[.R83]+[.Q83]+[.P83]+[.O83]+[.N83]+[.M83]+[.L83]+[.K83]+[.J83]+[.I83]+[.H83]+[.G83]+[.F83]+[.E83]+[.D83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84]+[.W84]+[.V84]+[.U84]+[.T84]+[.S84]+[.R84]+[.Q84]+[.P84]+[.O84]+[.N84]+[.M84]+[.L84]+[.K84]+[.J84]+[.I84]+[.H84]+[.G84]+[.F84]+[.E84]+[.D84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oogkarspel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oogwoud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6]+[.W86]+[.V86]+[.U86]+[.T86]+[.S86]+[.R86]+[.Q86]+[.P86]+[.O86]+[.N86]+[.M86]+[.L86]+[.K86]+[.J86]+[.I86]+[.H86]+[.G86]+[.F86]+[.E86]+[.D8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oor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87]+[.W87]+[.V87]+[.U87]+[.T87]+[.S87]+[.R87]+[.Q87]+[.P87]+[.O87]+[.N87]+[.M87]+[.L87]+[.K87]+[.J87]+[.I87]+[.H87]+[.G87]+[.F87]+[.E87]+[.D87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88]+[.W88]+[.V88]+[.U88]+[.T88]+[.S88]+[.R88]+[.Q88]+[.P88]+[.O88]+[.N88]+[.M88]+[.L88]+[.K88]+[.J88]+[.I88]+[.H88]+[.G88]+[.F88]+[.E88]+[.D88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89]+[.W89]+[.V89]+[.U89]+[.T89]+[.S89]+[.R89]+[.Q89]+[.P89]+[.O89]+[.N89]+[.M89]+[.L89]+[.K89]+[.J89]+[.I89]+[.H89]+[.G89]+[.F89]+[.E89]+[.D89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Huize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Ilpenda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91]+[.W91]+[.V91]+[.U91]+[.T91]+[.S91]+[.R91]+[.Q91]+[.P91]+[.O91]+[.N91]+[.M91]+[.L91]+[.K91]+[.J91]+[.I91]+[.H91]+[.G91]+[.F91]+[.E91]+[.D91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92]+[.W92]+[.V92]+[.U92]+[.T92]+[.S92]+[.R92]+[.Q92]+[.P92]+[.O92]+[.N92]+[.M92]+[.L92]+[.K92]+[.J92]+[.I92]+[.H92]+[.G92]+[.F92]+[.E92]+[.D92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Jisp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X93]+[.W93]+[.V93]+[.U93]+[.T93]+[.S93]+[.R93]+[.Q93]+[.P93]+[.O93]+[.N93]+[.M93]+[.L93]+[.K93]+[.J93]+[.I93]+[.H93]+[.G93]+[.F93]+[.E93]+[.D93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Katwoude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94]+[.W94]+[.V94]+[.U94]+[.T94]+[.S94]+[.R94]+[.Q94]+[.P94]+[.O94]+[.N94]+[.M94]+[.L94]+[.K94]+[.J94]+[.I94]+[.H94]+[.G94]+[.F94]+[.E94]+[.D94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Koedijk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Koog aan den Zaa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TL Data" office:value="15" office:value-type="float">
            <text:p>1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98]+[.W98]+[.V98]+[.U98]+[.T98]+[.S98]+[.R98]+[.Q98]+[.P98]+[.O98]+[.N98]+[.M98]+[.L98]+[.K98]+[.J98]+[.I98]+[.H98]+[.G98]+[.F98]+[.E98]+[.D98]" ns41:value-type="float" table:style-name="TL Data" office:value="20" office:value-type="float">
            <text:p>20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Kortehoef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99]+[.W99]+[.V99]+[.U99]+[.T99]+[.S99]+[.R99]+[.Q99]+[.P99]+[.O99]+[.N99]+[.M99]+[.L99]+[.K99]+[.J99]+[.I99]+[.H99]+[.G99]+[.F99]+[.E99]+[.D99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Krommenie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Kwadijk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Landsmeer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Lar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Limme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int Maart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Medemblik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="18" office:value-type="float">
            <text:p>18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Midwoud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Monnikendam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13]+[.W113]+[.V113]+[.U113]+[.T113]+[.S113]+[.R113]+[.Q113]+[.P113]+[.O113]+[.N113]+[.M113]+[.L113]+[.K113]+[.J113]+[.I113]+[.H113]+[.G113]+[.F113]+[.E113]+[.D113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Muid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114]+[.W114]+[.V114]+[.U114]+[.T114]+[.S114]+[.R114]+[.Q114]+[.P114]+[.O114]+[.N114]+[.M114]+[.L114]+[.K114]+[.J114]+[.I114]+[.H114]+[.G114]+[.F114]+[.E114]+[.D11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15]+[.W115]+[.V115]+[.U115]+[.T115]+[.S115]+[.R115]+[.Q115]+[.P115]+[.O115]+[.N115]+[.M115]+[.L115]+[.K115]+[.J115]+[.I115]+[.H115]+[.G115]+[.F115]+[.E115]+[.D115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Naard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17]+[.W117]+[.V117]+[.U117]+[.T117]+[.S117]+[.R117]+[.Q117]+[.P117]+[.O117]+[.N117]+[.M117]+[.L117]+[.K117]+[.J117]+[.I117]+[.H117]+[.G117]+[.F117]+[.E117]+[.D117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Nederhorst den Berg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Nieuwedam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119]+[.W119]+[.V119]+[.U119]+[.T119]+[.S119]+[.R119]+[.Q119]+[.P119]+[.O119]+[.N119]+[.M119]+[.L119]+[.K119]+[.J119]+[.I119]+[.H119]+[.G119]+[.F119]+[.E119]+[.D119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Nieuwe-Niedorp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formula="of:=[.X120]+[.W120]+[.V120]+[.U120]+[.T120]+[.S120]+[.R120]+[.Q120]+[.P120]+[.O120]+[.N120]+[.M120]+[.L120]+[.K120]+[.J120]+[.I120]+[.H120]+[.G120]+[.F120]+[.E120]+[.D120]" ns41:value-type="float" table:style-name="TL Data" office:value="7" office:value-type="float">
            <text:p>7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Nieuwer Amstel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ns41:value-type="float" table:style-name="ce22" office:value="8" office:value-type="float">
            <text:p>8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21]+[.W121]+[.V121]+[.U121]+[.T121]+[.S121]+[.R121]+[.Q121]+[.P121]+[.O121]+[.N121]+[.M121]+[.L121]+[.K121]+[.J121]+[.I121]+[.H121]+[.G121]+[.F121]+[.E121]+[.D121]" ns41:value-type="float" table:style-name="TL Data" office:value="13" office:value-type="float">
            <text:p>1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122]+[.W122]+[.V122]+[.U122]+[.T122]+[.S122]+[.R122]+[.Q122]+[.P122]+[.O122]+[.N122]+[.M122]+[.L122]+[.K122]+[.J122]+[.I122]+[.H122]+[.G122]+[.F122]+[.E122]+[.D122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Noord- Scharwoude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3]+[.W123]+[.V123]+[.U123]+[.T123]+[.S123]+[.R123]+[.Q123]+[.P123]+[.O123]+[.N123]+[.M123]+[.L123]+[.K123]+[.J123]+[.I123]+[.H123]+[.G123]+[.F123]+[.E123]+[.D123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bdam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25]+[.W125]+[.V125]+[.U125]+[.T125]+[.S125]+[.R125]+[.Q125]+[.P125]+[.O125]+[.N125]+[.M125]+[.L125]+[.K125]+[.J125]+[.I125]+[.H125]+[.G125]+[.F125]+[.E125]+[.D125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osthuize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26]+[.W126]+[.V126]+[.U126]+[.T126]+[.S126]+[.R126]+[.Q126]+[.P126]+[.O126]+[.N126]+[.M126]+[.L126]+[.K126]+[.J126]+[.I126]+[.H126]+[.G126]+[.F126]+[.E126]+[.D126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ostzaa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27]+[.W127]+[.V127]+[.U127]+[.T127]+[.S127]+[.R127]+[.Q127]+[.P127]+[.O127]+[.N127]+[.M127]+[.L127]+[.K127]+[.J127]+[.I127]+[.H127]+[.G127]+[.F127]+[.E127]+[.D127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terleek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28]+[.W128]+[.V128]+[.U128]+[.T128]+[.S128]+[.R128]+[.Q128]+[.P128]+[.O128]+[.N128]+[.M128]+[.L128]+[.K128]+[.J128]+[.I128]+[.H128]+[.G128]+[.F128]+[.E128]+[.D12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udendijk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29]+[.W129]+[.V129]+[.U129]+[.T129]+[.S129]+[.R129]+[.Q129]+[.P129]+[.O129]+[.N129]+[.M129]+[.L129]+[.K129]+[.J129]+[.I129]+[.H129]+[.G129]+[.F129]+[.E129]+[.D129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ude-Niedorp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30]+[.W130]+[.V130]+[.U130]+[.T130]+[.S130]+[.R130]+[.Q130]+[.P130]+[.O130]+[.N130]+[.M130]+[.L130]+[.K130]+[.J130]+[.I130]+[.H130]+[.G130]+[.F130]+[.E130]+[.D13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ude-Amstel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32]+[.W132]+[.V132]+[.U132]+[.T132]+[.S132]+[.R132]+[.Q132]+[.P132]+[.O132]+[.N132]+[.M132]+[.L132]+[.K132]+[.J132]+[.I132]+[.H132]+[.G132]+[.F132]+[.E132]+[.D132]" ns41:value-type="float" table:style-name="TL Data" office:value="15" office:value-type="float">
            <text:p>1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udkarspel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34]+[.W134]+[.V134]+[.U134]+[.T134]+[.S134]+[.R134]+[.Q134]+[.P134]+[.O134]+[.N134]+[.M134]+[.L134]+[.K134]+[.J134]+[.I134]+[.H134]+[.G134]+[.F134]+[.E134]+[.D134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Oudorp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table:formula="of:=[.X135]+[.W135]+[.V135]+[.U135]+[.T135]+[.S135]+[.R135]+[.Q135]+[.P135]+[.O135]+[.N135]+[.M135]+[.L135]+[.K135]+[.J135]+[.I135]+[.H135]+[.G135]+[.F135]+[.E135]+[.D135]" ns41:value-type="float" table:style-name="TL Data" office:value="17" office:value-type="float">
            <text:p>17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Pancras (St)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36]+[.W136]+[.V136]+[.U136]+[.T136]+[.S136]+[.R136]+[.Q136]+[.P136]+[.O136]+[.N136]+[.M136]+[.L136]+[.K136]+[.J136]+[.I136]+[.H136]+[.G136]+[.F136]+[.E136]+[.D136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Pette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37]+[.W137]+[.V137]+[.U137]+[.T137]+[.S137]+[.R137]+[.Q137]+[.P137]+[.O137]+[.N137]+[.M137]+[.L137]+[.K137]+[.J137]+[.I137]+[.H137]+[.G137]+[.F137]+[.E137]+[.D13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Purmerend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138]+[.W138]+[.V138]+[.U138]+[.T138]+[.S138]+[.R138]+[.Q138]+[.P138]+[.O138]+[.N138]+[.M138]+[.L138]+[.K138]+[.J138]+[.I138]+[.H138]+[.G138]+[.F138]+[.E138]+[.D138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139]+[.W139]+[.V139]+[.U139]+[.T139]+[.S139]+[.R139]+[.Q139]+[.P139]+[.O139]+[.N139]+[.M139]+[.L139]+[.K139]+[.J139]+[.I139]+[.H139]+[.G139]+[.F139]+[.E139]+[.D139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140]+[.W140]+[.V140]+[.U140]+[.T140]+[.S140]+[.R140]+[.Q140]+[.P140]+[.O140]+[.N140]+[.M140]+[.L140]+[.K140]+[.J140]+[.I140]+[.H140]+[.G140]+[.F140]+[.E140]+[.D140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Ransdorp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formula="of:=[.X141]+[.W141]+[.V141]+[.U141]+[.T141]+[.S141]+[.R141]+[.Q141]+[.P141]+[.O141]+[.N141]+[.M141]+[.L141]+[.K141]+[.J141]+[.I141]+[.H141]+[.G141]+[.F141]+[.E141]+[.D141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Rijp (de)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42]+[.W142]+[.V142]+[.U142]+[.T142]+[.S142]+[.R142]+[.Q142]+[.P142]+[.O142]+[.N142]+[.M142]+[.L142]+[.K142]+[.J142]+[.I142]+[.H142]+[.G142]+[.F142]+[.E142]+[.D142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chag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45]+[.W145]+[.V145]+[.U145]+[.T145]+[.S145]+[.R145]+[.Q145]+[.P145]+[.O145]+[.N145]+[.M145]+[.L145]+[.K145]+[.J145]+[.I145]+[.H145]+[.G145]+[.F145]+[.E145]+[.D145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chellinkhout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46]+[.W146]+[.V146]+[.U146]+[.T146]+[.S146]+[.R146]+[.Q146]+[.P146]+[.O146]+[.N146]+[.M146]+[.L146]+[.K146]+[.J146]+[.I146]+[.H146]+[.G146]+[.F146]+[.E146]+[.D146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chermerhor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47]+[.W147]+[.V147]+[.U147]+[.T147]+[.S147]+[.R147]+[.Q147]+[.P147]+[.O147]+[.N147]+[.M147]+[.L147]+[.K147]+[.J147]+[.I147]+[.H147]+[.G147]+[.F147]+[.E147]+[.D147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5" office:value-type="float">
            <text:p>15</text:p>
          </table:table-cell>
          <table:table-cell table:formula="of:=[.X148]+[.W148]+[.V148]+[.U148]+[.T148]+[.S148]+[.R148]+[.Q148]+[.P148]+[.O148]+[.N148]+[.M148]+[.L148]+[.K148]+[.J148]+[.I148]+[.H148]+[.G148]+[.F148]+[.E148]+[.D148]" ns41:value-type="float" table:style-name="TL Data" office:value="15" office:value-type="float">
            <text:p>1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choorl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49]+[.W149]+[.V149]+[.U149]+[.T149]+[.S149]+[.R149]+[.Q149]+[.P149]+[.O149]+[.N149]+[.M149]+[.L149]+[.K149]+[.J149]+[.I149]+[.H149]+[.G149]+[.F149]+[.E149]+[.D149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choten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1]+[.W151]+[.V151]+[.U151]+[.T151]+[.S151]+[.R151]+[.Q151]+[.P151]+[.O151]+[.N151]+[.M151]+[.L151]+[.K151]+[.J151]+[.I151]+[.H151]+[.G151]+[.F151]+[.E151]+[.D151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lot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52]+[.W152]+[.V152]+[.U152]+[.T152]+[.S152]+[.R152]+[.Q152]+[.P152]+[.O152]+[.N152]+[.M152]+[.L152]+[.K152]+[.J152]+[.I152]+[.H152]+[.G152]+[.F152]+[.E152]+[.D152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9" office:value-type="float">
            <text:p>9</text:p>
          </table:table-cell>
          <table:table-cell table:formula="of:=[.X153]+[.W153]+[.V153]+[.U153]+[.T153]+[.S153]+[.R153]+[.Q153]+[.P153]+[.O153]+[.N153]+[.M153]+[.L153]+[.K153]+[.J153]+[.I153]+[.H153]+[.G153]+[.F153]+[.E153]+[.D153]" ns41:value-type="float" table:style-name="TL Data" office:value="9" office:value-type="float">
            <text:p>9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paarnda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54]+[.W154]+[.V154]+[.U154]+[.T154]+[.S154]+[.R154]+[.Q154]+[.P154]+[.O154]+[.N154]+[.M154]+[.L154]+[.K154]+[.J154]+[.I154]+[.H154]+[.G154]+[.F154]+[.E154]+[.D154]" ns41:value-type="float" table:style-name="TL Data" office:value="1" office:value-type="float">
            <text:p>1</text:p>
          </table:table-cell>
          <table:table-cell ns41:value-type="float" table:style-name="ce23" office:value="320372" office:value-type="float">
            <text:p>320372</text:p>
          </table:table-cell>
          <table:table-cell table:number-columns-repeated="998"/>
        </table:table-row>
        <table:table-row table:style-name="ro3">
          <table:table-cell ns41:value-type="string" table:style-name="ce21" office:value-type="string">
            <text:p>Spanbroek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55]+[.W155]+[.V155]+[.U155]+[.T155]+[.S155]+[.R155]+[.Q155]+[.P155]+[.O155]+[.N155]+[.M155]+[.L155]+[.K155]+[.J155]+[.I155]+[.H155]+[.G155]+[.F155]+[.E155]+[.D155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156]+[.W156]+[.V156]+[.U156]+[.T156]+[.S156]+[.R156]+[.Q156]+[.P156]+[.O156]+[.N156]+[.M156]+[.L156]+[.K156]+[.J156]+[.I156]+[.H156]+[.G156]+[.F156]+[.E156]+[.D156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Sybekarspel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7]+[.W157]+[.V157]+[.U157]+[.T157]+[.S157]+[.R157]+[.Q157]+[.P157]+[.O157]+[.N157]+[.M157]+[.L157]+[.K157]+[.J157]+[.I157]+[.H157]+[.G157]+[.F157]+[.E157]+[.D15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Terschelling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8]+[.W158]+[.V158]+[.U158]+[.T158]+[.S158]+[.R158]+[.Q158]+[.P158]+[.O158]+[.N158]+[.M158]+[.L158]+[.K158]+[.J158]+[.I158]+[.H158]+[.G158]+[.F158]+[.E158]+[.D15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Texel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59]+[.W159]+[.V159]+[.U159]+[.T159]+[.S159]+[.R159]+[.Q159]+[.P159]+[.O159]+[.N159]+[.M159]+[.L159]+[.K159]+[.J159]+[.I159]+[.H159]+[.G159]+[.F159]+[.E159]+[.D159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Twisk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160]+[.W160]+[.V160]+[.U160]+[.T160]+[.S160]+[.R160]+[.Q160]+[.P160]+[.O160]+[.N160]+[.M160]+[.L160]+[.K160]+[.J160]+[.I160]+[.H160]+[.G160]+[.F160]+[.E160]+[.D160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[.X161]+[.W161]+[.V161]+[.U161]+[.T161]+[.S161]+[.R161]+[.Q161]+[.P161]+[.O161]+[.N161]+[.M161]+[.L161]+[.K161]+[.J161]+[.I161]+[.H161]+[.G161]+[.F161]+[.E161]+[.D161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Uitgeest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162]+[.W162]+[.V162]+[.U162]+[.T162]+[.S162]+[.R162]+[.Q162]+[.P162]+[.O162]+[.N162]+[.M162]+[.L162]+[.K162]+[.J162]+[.I162]+[.H162]+[.G162]+[.F162]+[.E162]+[.D162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163]+[.W163]+[.V163]+[.U163]+[.T163]+[.S163]+[.R163]+[.Q163]+[.P163]+[.O163]+[.N163]+[.M163]+[.L163]+[.K163]+[.J163]+[.I163]+[.H163]+[.G163]+[.F163]+[.E163]+[.D163]" ns41:value-type="float" table:style-name="TL Data" office:value="8" office:value-type="float">
            <text:p>8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Uithoor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4]+[.W164]+[.V164]+[.U164]+[.T164]+[.S164]+[.R164]+[.Q164]+[.P164]+[.O164]+[.N164]+[.M164]+[.L164]+[.K164]+[.J164]+[.I164]+[.H164]+[.G164]+[.F164]+[.E164]+[.D16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Vels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formula="of:=[.X165]+[.W165]+[.V165]+[.U165]+[.T165]+[.S165]+[.R165]+[.Q165]+[.P165]+[.O165]+[.N165]+[.M165]+[.L165]+[.K165]+[.J165]+[.I165]+[.H165]+[.G165]+[.F165]+[.E165]+[.D165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Venhuiz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67]+[.W167]+[.V167]+[.U167]+[.T167]+[.S167]+[.R167]+[.Q167]+[.P167]+[.O167]+[.N167]+[.M167]+[.L167]+[.K167]+[.J167]+[.I167]+[.H167]+[.G167]+[.F167]+[.E167]+[.D167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68]+[.W168]+[.V168]+[.U168]+[.T168]+[.S168]+[.R168]+[.Q168]+[.P168]+[.O168]+[.N168]+[.M168]+[.L168]+[.K168]+[.J168]+[.I168]+[.H168]+[.G168]+[.F168]+[.E168]+[.D168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arder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69]+[.W169]+[.V169]+[.U169]+[.T169]+[.S169]+[.R169]+[.Q169]+[.P169]+[.O169]+[.N169]+[.M169]+[.L169]+[.K169]+[.J169]+[.I169]+[.H169]+[.G169]+[.F169]+[.E169]+[.D169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arnenhuize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70]+[.W170]+[.V170]+[.U170]+[.T170]+[.S170]+[.R170]+[.Q170]+[.P170]+[.O170]+[.N170]+[.M170]+[.L170]+[.K170]+[.J170]+[.I170]+[.H170]+[.G170]+[.F170]+[.E170]+[.D170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atergraafsmeer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formula="of:=[.X171]+[.W171]+[.V171]+[.U171]+[.T171]+[.S171]+[.R171]+[.Q171]+[.P171]+[.O171]+[.N171]+[.M171]+[.L171]+[.K171]+[.J171]+[.I171]+[.H171]+[.G171]+[.F171]+[.E171]+[.D171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eesp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2]+[.W172]+[.V172]+[.U172]+[.T172]+[.S172]+[.R172]+[.Q172]+[.P172]+[.O172]+[.N172]+[.M172]+[.L172]+[.K172]+[.J172]+[.I172]+[.H172]+[.G172]+[.F172]+[.E172]+[.D172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eesperkaspel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74]+[.W174]+[.V174]+[.U174]+[.T174]+[.S174]+[.R174]+[.Q174]+[.P174]+[.O174]+[.N174]+[.M174]+[.L174]+[.K174]+[.J174]+[.I174]+[.H174]+[.G174]+[.F174]+[.E174]+[.D174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formula="of:=[.X175]+[.W175]+[.V175]+[.U175]+[.T175]+[.S175]+[.R175]+[.Q175]+[.P175]+[.O175]+[.N175]+[.M175]+[.L175]+[.K175]+[.J175]+[.I175]+[.H175]+[.G175]+[.F175]+[.E175]+[.D175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ervershoof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76]+[.W176]+[.V176]+[.U176]+[.T176]+[.S176]+[.R176]+[.Q176]+[.P176]+[.O176]+[.N176]+[.M176]+[.L176]+[.K176]+[.J176]+[.I176]+[.H176]+[.G176]+[.F176]+[.E176]+[.D17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estzaa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X178]+[.W178]+[.V178]+[.U178]+[.T178]+[.S178]+[.R178]+[.Q178]+[.P178]+[.O178]+[.N178]+[.M178]+[.L178]+[.K178]+[.J178]+[.I178]+[.H178]+[.G178]+[.F178]+[.E178]+[.D178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9]+[.W179]+[.V179]+[.U179]+[.T179]+[.S179]+[.R179]+[.Q179]+[.P179]+[.O179]+[.N179]+[.M179]+[.L179]+[.K179]+[.J179]+[.I179]+[.H179]+[.G179]+[.F179]+[.E179]+[.D179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ieringen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80]+[.W180]+[.V180]+[.U180]+[.T180]+[.S180]+[.R180]+[.Q180]+[.P180]+[.O180]+[.N180]+[.M180]+[.L180]+[.K180]+[.J180]+[.I180]+[.H180]+[.G180]+[.F180]+[.E180]+[.D18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81]+[.W181]+[.V181]+[.U181]+[.T181]+[.S181]+[.R181]+[.Q181]+[.P181]+[.O181]+[.N181]+[.M181]+[.L181]+[.K181]+[.J181]+[.I181]+[.H181]+[.G181]+[.F181]+[.E181]+[.D181]" ns41:value-type="float" table:style-name="TL Data" office:value="7" office:value-type="float">
            <text:p>7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ieringerwaard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X182]+[.W182]+[.V182]+[.U182]+[.T182]+[.S182]+[.R182]+[.Q182]+[.P182]+[.O182]+[.N182]+[.M182]+[.L182]+[.K182]+[.J182]+[.I182]+[.H182]+[.G182]+[.F182]+[.E182]+[.D182]" ns41:value-type="float" table:style-name="TL Data" office:value="4" office:value-type="float">
            <text:p>4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83]+[.W183]+[.V183]+[.U183]+[.T183]+[.S183]+[.R183]+[.Q183]+[.P183]+[.O183]+[.N183]+[.M183]+[.L183]+[.K183]+[.J183]+[.I183]+[.H183]+[.G183]+[.F183]+[.E183]+[.D183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inkel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[.X184]+[.W184]+[.V184]+[.U184]+[.T184]+[.S184]+[.R184]+[.Q184]+[.P184]+[.O184]+[.N184]+[.M184]+[.L184]+[.K184]+[.J184]+[.I184]+[.H184]+[.G184]+[.F184]+[.E184]+[.D184]" ns41:value-type="float" table:style-name="TL Data" office:value="9" office:value-type="float">
            <text:p>9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185]+[.W185]+[.V185]+[.U185]+[.T185]+[.S185]+[.R185]+[.Q185]+[.P185]+[.O185]+[.N185]+[.M185]+[.L185]+[.K185]+[.J185]+[.I185]+[.H185]+[.G185]+[.F185]+[.E185]+[.D185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table:formula="of:=[.X186]+[.W186]+[.V186]+[.U186]+[.T186]+[.S186]+[.R186]+[.Q186]+[.P186]+[.O186]+[.N186]+[.M186]+[.L186]+[.K186]+[.J186]+[.I186]+[.H186]+[.G186]+[.F186]+[.E186]+[.D186]" ns41:value-type="float" table:style-name="TL Data" office:value="14" office:value-type="float">
            <text:p>1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ognum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X187]+[.W187]+[.V187]+[.U187]+[.T187]+[.S187]+[.R187]+[.Q187]+[.P187]+[.O187]+[.N187]+[.M187]+[.L187]+[.K187]+[.J187]+[.I187]+[.H187]+[.G187]+[.F187]+[.E187]+[.D187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ormer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88]+[.W188]+[.V188]+[.U188]+[.T188]+[.S188]+[.R188]+[.Q188]+[.P188]+[.O188]+[.N188]+[.M188]+[.L188]+[.K188]+[.J188]+[.I188]+[.H188]+[.G188]+[.F188]+[.E188]+[.D188]" ns41:value-type="float" table:style-name="TL Data" office:value="5" office:value-type="float">
            <text:p>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ormerveer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X189]+[.W189]+[.V189]+[.U189]+[.T189]+[.S189]+[.R189]+[.Q189]+[.P189]+[.O189]+[.N189]+[.M189]+[.L189]+[.K189]+[.J189]+[.I189]+[.H189]+[.G189]+[.F189]+[.E189]+[.D189]" ns41:value-type="float" table:style-name="TL Data" office:value="15" office:value-type="float">
            <text:p>1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90]+[.W190]+[.V190]+[.U190]+[.T190]+[.S190]+[.R190]+[.Q190]+[.P190]+[.O190]+[.N190]+[.M190]+[.L190]+[.K190]+[.J190]+[.I190]+[.H190]+[.G190]+[.F190]+[.E190]+[.D190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91]+[.W191]+[.V191]+[.U191]+[.T191]+[.S191]+[.R191]+[.Q191]+[.P191]+[.O191]+[.N191]+[.M191]+[.L191]+[.K191]+[.J191]+[.I191]+[.H191]+[.G191]+[.F191]+[.E191]+[.D191]" ns41:value-type="float" table:style-name="TL Data" office:value="12" office:value-type="float">
            <text:p>12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ijdewormer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92]+[.W192]+[.V192]+[.U192]+[.T192]+[.S192]+[.R192]+[.Q192]+[.P192]+[.O192]+[.N192]+[.M192]+[.L192]+[.K192]+[.J192]+[.I192]+[.H192]+[.G192]+[.F192]+[.E192]+[.D192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93]+[.W193]+[.V193]+[.U193]+[.T193]+[.S193]+[.R193]+[.Q193]+[.P193]+[.O193]+[.N193]+[.M193]+[.L193]+[.K193]+[.J193]+[.I193]+[.H193]+[.G193]+[.F193]+[.E193]+[.D193]" ns41:value-type="float" table:style-name="TL Data" office:value="3" office:value-type="float">
            <text:p>3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Wijk aan Zee en Duin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4]+[.W194]+[.V194]+[.U194]+[.T194]+[.S194]+[.R194]+[.Q194]+[.P194]+[.O194]+[.N194]+[.M194]+[.L194]+[.K194]+[.J194]+[.I194]+[.H194]+[.G194]+[.F194]+[.E194]+[.D194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Zaandam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[.X195]+[.W195]+[.V195]+[.U195]+[.T195]+[.S195]+[.R195]+[.Q195]+[.P195]+[.O195]+[.N195]+[.M195]+[.L195]+[.K195]+[.J195]+[.I195]+[.H195]+[.G195]+[.F195]+[.E195]+[.D195]" ns41:value-type="float" table:style-name="TL Data" office:value="39" office:value-type="float">
            <text:p>39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96]+[.W196]+[.V196]+[.U196]+[.T196]+[.S196]+[.R196]+[.Q196]+[.P196]+[.O196]+[.N196]+[.M196]+[.L196]+[.K196]+[.J196]+[.I196]+[.H196]+[.G196]+[.F196]+[.E196]+[.D196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[.X197]+[.W197]+[.V197]+[.U197]+[.T197]+[.S197]+[.R197]+[.Q197]+[.P197]+[.O197]+[.N197]+[.M197]+[.L197]+[.K197]+[.J197]+[.I197]+[.H197]+[.G197]+[.F197]+[.E197]+[.D197]" ns41:value-type="float" table:style-name="TL Data" office:value="78" office:value-type="float">
            <text:p>78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Zaandijk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198]+[.W198]+[.V198]+[.U198]+[.T198]+[.S198]+[.R198]+[.Q198]+[.P198]+[.O198]+[.N198]+[.M198]+[.L198]+[.K198]+[.J198]+[.I198]+[.H198]+[.G198]+[.F198]+[.E198]+[.D198]" ns41:value-type="float" table:style-name="TL Data" office:value="6" office:value-type="float">
            <text:p>6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Gas</text:p>
          </table:table-cell>
          <table:table-cell table:style-name="Default"/>
          <table:table-cell table:style-name="ce2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X200]+[.W200]+[.V200]+[.U200]+[.T200]+[.S200]+[.R200]+[.Q200]+[.P200]+[.O200]+[.N200]+[.M200]+[.L200]+[.K200]+[.J200]+[.I200]+[.H200]+[.G200]+[.F200]+[.E200]+[.D200]" ns41:value-type="float" table:style-name="TL Data" office:value="15" office:value-type="float">
            <text:p>15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Zuid-Scharwoude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201]+[.W201]+[.V201]+[.U201]+[.T201]+[.S201]+[.R201]+[.Q201]+[.P201]+[.O201]+[.N201]+[.M201]+[.L201]+[.K201]+[.J201]+[.I201]+[.H201]+[.G201]+[.F201]+[.E201]+[.D201]" ns41:value-type="float" table:style-name="TL Data" office:value="2" office:value-type="float">
            <text:p>2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02]+[.W202]+[.V202]+[.U202]+[.T202]+[.S202]+[.R202]+[.Q202]+[.P202]+[.O202]+[.N202]+[.M202]+[.L202]+[.K202]+[.J202]+[.I202]+[.H202]+[.G202]+[.F202]+[.E202]+[.D202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Zijpe (de)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style-name="ce22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03]+[.W203]+[.V203]+[.U203]+[.T203]+[.S203]+[.R203]+[.Q203]+[.P203]+[.O203]+[.N203]+[.M203]+[.L203]+[.K203]+[.J203]+[.I203]+[.H203]+[.G203]+[.F203]+[.E203]+[.D203]" ns41:value-type="float" table:style-name="TL Data" office:value="1" office:value-type="float">
            <text:p>1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ns41:value-type="string" table:style-name="ce8" office:value-type="string">
            <text:p>Wind</text:p>
          </table:table-cell>
          <table:table-cell table:style-name="Default"/>
          <table:table-cell table:style-name="ce22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table:formula="of:=[.X204]+[.W204]+[.V204]+[.U204]+[.T204]+[.S204]+[.R204]+[.Q204]+[.P204]+[.O204]+[.N204]+[.M204]+[.L204]+[.K204]+[.J204]+[.I204]+[.H204]+[.G204]+[.F204]+[.E204]+[.D204]" ns41:value-type="float" table:style-name="TL Data" office:value="15" office:value-type="float">
            <text:p>15</text:p>
          </table:table-cell>
          <table:table-cell table:style-name="ce23"/>
          <table:table-cell table:number-columns-repeated="998"/>
        </table:table-row>
        <table:table-row table:style-name="ro3">
          <table:table-cell table:style-name="ce21"/>
          <table:table-cell table:style-name="ce8"/>
          <table:table-cell table:style-name="Default"/>
          <table:table-cell table:style-name="ce22"/>
          <table:table-cell table:style-name="TL Data" table:number-columns-repeated="21"/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Totaal</text:p>
          </table:table-cell>
          <table:table-cell ns41:value-type="string" table:style-name="ce8" office:value-type="string">
            <text:p>Stoom</text:p>
          </table:table-cell>
          <table:table-cell table:style-name="Default"/>
          <table:table-cell table:formula="of:=[.D5]+[.D8]+[.D10]+[.D14]+[.D18]+[.D20]+[.D22]+[.D26]+[.D28]+[.D31]+[.D33]+[.D36]+[.D39]+[.D41]+[.D43]+[.D46]+[.D47]+[.D49]+[.D55]+[.D58]+[.D62]+[.D64]+[.D68]+[.D71]+[.D73]+[.D76]+[.D80]+[.D82]+[.D87]+[.D91]+[.D96]+[.D100]+[.D103]+[.D105]+[.D108]+[.D110]+[.D114]+[.D116]+[.D121]+[.D123]+[.D129]+[.D132]+[.D138]+[.D141]+[.D142]+[.D144]+[.D147]+[.D152]+[.D154]+[.D155]+[.D162]+[.D165]+[.D167]+[.D171]+[.D172]+[.D174]+[.D176]+[.D178]+[.D180]+[.D182]+[.D184]+[.D189]+[.D192]+[.D195]+[.D198]+[.D201]+[.D203]" ns41:value-type="float" table:style-name="ce22" office:value-type="float" office:value="18">
            <text:p>18</text:p>
          </table:table-cell>
          <table:table-cell table:formula="of:=[.E5]+[.E8]+[.E10]+[.E14]+[.E18]+[.E20]+[.E22]+[.E26]+[.E28]+[.E31]+[.E33]+[.E36]+[.E39]+[.E41]+[.E43]+[.E46]+[.E47]+[.E49]+[.E55]+[.E58]+[.E62]+[.E64]+[.E68]+[.E71]+[.E73]+[.E76]+[.E80]+[.E82]+[.E87]+[.E91]+[.E96]+[.E100]+[.E103]+[.E105]+[.E108]+[.E110]+[.E114]+[.E116]+[.E121]+[.E123]+[.E129]+[.E132]+[.E138]+[.E141]+[.E142]+[.E144]+[.E147]+[.E152]+[.E154]+[.E155]+[.E162]+[.E165]+[.E167]+[.E171]+[.E172]+[.E174]+[.E176]+[.E178]+[.E180]+[.E182]+[.E184]+[.E189]+[.E192]+[.E195]+[.E198]+[.E201]+[.E203]" ns41:value-type="float" table:style-name="TL Data" office:value="32" office:value-type="float">
            <text:p>32</text:p>
          </table:table-cell>
          <table:table-cell table:formula="of:=[.F5]+[.F8]+[.F10]+[.F14]+[.F18]+[.F20]+[.F22]+[.F26]+[.F28]+[.F31]+[.F33]+[.F36]+[.F39]+[.F41]+[.F43]+[.F46]+[.F47]+[.F49]+[.F55]+[.F58]+[.F62]+[.F64]+[.F68]+[.F71]+[.F73]+[.F76]+[.F80]+[.F82]+[.F87]+[.F91]+[.F96]+[.F100]+[.F103]+[.F105]+[.F108]+[.F110]+[.F114]+[.F116]+[.F121]+[.F123]+[.F129]+[.F132]+[.F138]+[.F141]+[.F142]+[.F144]+[.F147]+[.F152]+[.F154]+[.F155]+[.F162]+[.F165]+[.F167]+[.F171]+[.F172]+[.F174]+[.F176]+[.F178]+[.F180]+[.F182]+[.F184]+[.F189]+[.F192]+[.F195]+[.F198]+[.F201]+[.F203]" ns41:value-type="float" table:style-name="TL Data" office:value="19" office:value-type="float">
            <text:p>19</text:p>
          </table:table-cell>
          <table:table-cell table:formula="of:=[.G5]+[.G8]+[.G10]+[.G14]+[.G18]+[.G20]+[.G22]+[.G26]+[.G28]+[.G31]+[.G33]+[.G36]+[.G39]+[.G41]+[.G43]+[.G46]+[.G47]+[.G49]+[.G55]+[.G58]+[.G62]+[.G64]+[.G68]+[.G71]+[.G73]+[.G76]+[.G80]+[.G82]+[.G87]+[.G91]+[.G96]+[.G100]+[.G103]+[.G105]+[.G108]+[.G110]+[.G114]+[.G116]+[.G121]+[.G123]+[.G129]+[.G132]+[.G138]+[.G141]+[.G142]+[.G144]+[.G147]+[.G152]+[.G154]+[.G155]+[.G162]+[.G165]+[.G167]+[.G171]+[.G172]+[.G174]+[.G176]+[.G178]+[.G180]+[.G182]+[.G184]+[.G189]+[.G192]+[.G195]+[.G198]+[.G201]+[.G203]" ns41:value-type="float" table:style-name="TL Data" office:value="23" office:value-type="float">
            <text:p>23</text:p>
          </table:table-cell>
          <table:table-cell table:formula="of:=[.H5]+[.H8]+[.H10]+[.H14]+[.H18]+[.H20]+[.H22]+[.H26]+[.H28]+[.H31]+[.H33]+[.H36]+[.H39]+[.H41]+[.H43]+[.H46]+[.H47]+[.H49]+[.H55]+[.H58]+[.H62]+[.H64]+[.H68]+[.H71]+[.H73]+[.H76]+[.H80]+[.H82]+[.H87]+[.H91]+[.H96]+[.H100]+[.H103]+[.H105]+[.H108]+[.H110]+[.H114]+[.H116]+[.H121]+[.H123]+[.H129]+[.H132]+[.H138]+[.H141]+[.H142]+[.H144]+[.H147]+[.H152]+[.H154]+[.H155]+[.H162]+[.H165]+[.H167]+[.H171]+[.H172]+[.H174]+[.H176]+[.H178]+[.H180]+[.H182]+[.H184]+[.H189]+[.H192]+[.H195]+[.H198]+[.H201]+[.H203]" ns41:value-type="float" table:style-name="TL Data" office:value="31" office:value-type="float">
            <text:p>31</text:p>
          </table:table-cell>
          <table:table-cell table:formula="of:=[.I5]+[.I8]+[.I10]+[.I14]+[.I18]+[.I20]+[.I22]+[.I26]+[.I28]+[.I31]+[.I33]+[.I36]+[.I39]+[.I41]+[.I43]+[.I46]+[.I47]+[.I49]+[.I55]+[.I58]+[.I62]+[.I64]+[.I68]+[.I71]+[.I73]+[.I76]+[.I80]+[.I82]+[.I87]+[.I91]+[.I96]+[.I100]+[.I103]+[.I105]+[.I108]+[.I110]+[.I114]+[.I116]+[.I121]+[.I123]+[.I129]+[.I132]+[.I138]+[.I141]+[.I142]+[.I144]+[.I147]+[.I152]+[.I154]+[.I155]+[.I162]+[.I165]+[.I167]+[.I171]+[.I172]+[.I174]+[.I176]+[.I178]+[.I180]+[.I182]+[.I184]+[.I189]+[.I192]+[.I195]+[.I198]+[.I201]+[.I203]" ns41:value-type="float" table:style-name="TL Data" office:value="54" office:value-type="float">
            <text:p>54</text:p>
          </table:table-cell>
          <table:table-cell table:formula="of:=[.J5]+[.J8]+[.J10]+[.J14]+[.J18]+[.J20]+[.J22]+[.J26]+[.J28]+[.J31]+[.J33]+[.J36]+[.J39]+[.J41]+[.J43]+[.J46]+[.J47]+[.J49]+[.J55]+[.J58]+[.J62]+[.J64]+[.J68]+[.J71]+[.J73]+[.J76]+[.J80]+[.J82]+[.J87]+[.J91]+[.J96]+[.J100]+[.J103]+[.J105]+[.J108]+[.J110]+[.J114]+[.J116]+[.J121]+[.J123]+[.J129]+[.J132]+[.J138]+[.J141]+[.J142]+[.J144]+[.J147]+[.J152]+[.J154]+[.J155]+[.J162]+[.J165]+[.J167]+[.J171]+[.J172]+[.J174]+[.J176]+[.J178]+[.J180]+[.J182]+[.J184]+[.J189]+[.J192]+[.J195]+[.J198]+[.J201]+[.J203]" ns41:value-type="float" table:style-name="TL Data" office:value="0" office:value-type="float">
            <text:p>0</text:p>
          </table:table-cell>
          <table:table-cell table:formula="of:=[.K5]+[.K8]+[.K10]+[.K14]+[.K18]+[.K20]+[.K22]+[.K26]+[.K28]+[.K31]+[.K33]+[.K36]+[.K39]+[.K41]+[.K43]+[.K46]+[.K47]+[.K49]+[.K55]+[.K58]+[.K62]+[.K64]+[.K68]+[.K71]+[.K73]+[.K76]+[.K80]+[.K82]+[.K87]+[.K91]+[.K96]+[.K100]+[.K103]+[.K105]+[.K108]+[.K110]+[.K114]+[.K116]+[.K121]+[.K123]+[.K129]+[.K132]+[.K138]+[.K141]+[.K142]+[.K144]+[.K147]+[.K152]+[.K154]+[.K155]+[.K162]+[.K165]+[.K167]+[.K171]+[.K172]+[.K174]+[.K176]+[.K178]+[.K180]+[.K182]+[.K184]+[.K189]+[.K192]+[.K195]+[.K198]+[.K201]+[.K203]" ns41:value-type="float" table:style-name="TL Data" office:value="7" office:value-type="float">
            <text:p>7</text:p>
          </table:table-cell>
          <table:table-cell table:formula="of:=[.L5]+[.L8]+[.L10]+[.L14]+[.L18]+[.L20]+[.L22]+[.L26]+[.L28]+[.L31]+[.L33]+[.L36]+[.L39]+[.L41]+[.L43]+[.L46]+[.L47]+[.L49]+[.L55]+[.L58]+[.L62]+[.L64]+[.L68]+[.L71]+[.L73]+[.L76]+[.L80]+[.L82]+[.L87]+[.L91]+[.L96]+[.L100]+[.L103]+[.L105]+[.L108]+[.L110]+[.L114]+[.L116]+[.L121]+[.L123]+[.L129]+[.L132]+[.L138]+[.L141]+[.L142]+[.L144]+[.L147]+[.L152]+[.L154]+[.L155]+[.L162]+[.L165]+[.L167]+[.L171]+[.L172]+[.L174]+[.L176]+[.L178]+[.L180]+[.L182]+[.L184]+[.L189]+[.L192]+[.L195]+[.L198]+[.L201]+[.L203]" ns41:value-type="float" table:style-name="TL Data" office:value="12" office:value-type="float">
            <text:p>12</text:p>
          </table:table-cell>
          <table:table-cell table:formula="of:=[.M5]+[.M8]+[.M10]+[.M14]+[.M18]+[.M20]+[.M22]+[.M26]+[.M28]+[.M31]+[.M33]+[.M36]+[.M39]+[.M41]+[.M43]+[.M46]+[.M47]+[.M49]+[.M55]+[.M58]+[.M62]+[.M64]+[.M68]+[.M71]+[.M73]+[.M76]+[.M80]+[.M82]+[.M87]+[.M91]+[.M96]+[.M100]+[.M103]+[.M105]+[.M108]+[.M110]+[.M114]+[.M116]+[.M121]+[.M123]+[.M129]+[.M132]+[.M138]+[.M141]+[.M142]+[.M144]+[.M147]+[.M152]+[.M154]+[.M155]+[.M162]+[.M165]+[.M167]+[.M171]+[.M172]+[.M174]+[.M176]+[.M178]+[.M180]+[.M182]+[.M184]+[.M189]+[.M192]+[.M195]+[.M198]+[.M201]+[.M203]" ns41:value-type="float" table:style-name="TL Data" office:value="29" office:value-type="float">
            <text:p>29</text:p>
          </table:table-cell>
          <table:table-cell table:formula="of:=[.N5]+[.N8]+[.N10]+[.N14]+[.N18]+[.N20]+[.N22]+[.N26]+[.N28]+[.N31]+[.N33]+[.N36]+[.N39]+[.N41]+[.N43]+[.N46]+[.N47]+[.N49]+[.N55]+[.N58]+[.N62]+[.N64]+[.N68]+[.N71]+[.N73]+[.N76]+[.N80]+[.N82]+[.N87]+[.N91]+[.N96]+[.N100]+[.N103]+[.N105]+[.N108]+[.N110]+[.N114]+[.N116]+[.N121]+[.N123]+[.N129]+[.N132]+[.N138]+[.N141]+[.N142]+[.N144]+[.N147]+[.N152]+[.N154]+[.N155]+[.N162]+[.N165]+[.N167]+[.N171]+[.N172]+[.N174]+[.N176]+[.N178]+[.N180]+[.N182]+[.N184]+[.N189]+[.N192]+[.N195]+[.N198]+[.N201]+[.N203]" ns41:value-type="float" table:style-name="TL Data" office:value="9" office:value-type="float">
            <text:p>9</text:p>
          </table:table-cell>
          <table:table-cell table:formula="of:=[.O5]+[.O8]+[.O10]+[.O14]+[.O18]+[.O20]+[.O22]+[.O26]+[.O28]+[.O31]+[.O33]+[.O36]+[.O39]+[.O41]+[.O43]+[.O46]+[.O47]+[.O49]+[.O55]+[.O58]+[.O62]+[.O64]+[.O68]+[.O71]+[.O73]+[.O76]+[.O80]+[.O82]+[.O87]+[.O91]+[.O96]+[.O100]+[.O103]+[.O105]+[.O108]+[.O110]+[.O114]+[.O116]+[.O121]+[.O123]+[.O129]+[.O132]+[.O138]+[.O141]+[.O142]+[.O144]+[.O147]+[.O152]+[.O154]+[.O155]+[.O162]+[.O165]+[.O167]+[.O171]+[.O172]+[.O174]+[.O176]+[.O178]+[.O180]+[.O182]+[.O184]+[.O189]+[.O192]+[.O195]+[.O198]+[.O201]+[.O203]" ns41:value-type="float" table:style-name="TL Data" office:value="12" office:value-type="float">
            <text:p>12</text:p>
          </table:table-cell>
          <table:table-cell table:formula="of:=[.P5]+[.P8]+[.P10]+[.P14]+[.P18]+[.P20]+[.P22]+[.P26]+[.P28]+[.P31]+[.P33]+[.P36]+[.P39]+[.P41]+[.P43]+[.P46]+[.P47]+[.P49]+[.P55]+[.P58]+[.P62]+[.P64]+[.P68]+[.P71]+[.P73]+[.P76]+[.P80]+[.P82]+[.P87]+[.P91]+[.P96]+[.P100]+[.P103]+[.P105]+[.P108]+[.P110]+[.P114]+[.P116]+[.P121]+[.P123]+[.P129]+[.P132]+[.P138]+[.P141]+[.P142]+[.P144]+[.P147]+[.P152]+[.P154]+[.P155]+[.P162]+[.P165]+[.P167]+[.P171]+[.P172]+[.P174]+[.P176]+[.P178]+[.P180]+[.P182]+[.P184]+[.P189]+[.P192]+[.P195]+[.P198]+[.P201]+[.P203]" ns41:value-type="float" table:style-name="TL Data" office:value="23" office:value-type="float">
            <text:p>23</text:p>
          </table:table-cell>
          <table:table-cell table:formula="of:=[.Q5]+[.Q8]+[.Q10]+[.Q14]+[.Q18]+[.Q20]+[.Q22]+[.Q26]+[.Q28]+[.Q31]+[.Q33]+[.Q36]+[.Q39]+[.Q41]+[.Q43]+[.Q46]+[.Q47]+[.Q49]+[.Q55]+[.Q58]+[.Q62]+[.Q64]+[.Q68]+[.Q71]+[.Q73]+[.Q76]+[.Q80]+[.Q82]+[.Q87]+[.Q91]+[.Q96]+[.Q100]+[.Q103]+[.Q105]+[.Q108]+[.Q110]+[.Q114]+[.Q116]+[.Q121]+[.Q123]+[.Q129]+[.Q132]+[.Q138]+[.Q141]+[.Q142]+[.Q144]+[.Q147]+[.Q152]+[.Q154]+[.Q155]+[.Q162]+[.Q165]+[.Q167]+[.Q171]+[.Q172]+[.Q174]+[.Q176]+[.Q178]+[.Q180]+[.Q182]+[.Q184]+[.Q189]+[.Q192]+[.Q195]+[.Q198]+[.Q201]+[.Q203]" ns41:value-type="float" table:style-name="TL Data" office:value="5" office:value-type="float">
            <text:p>5</text:p>
          </table:table-cell>
          <table:table-cell table:formula="of:=[.R5]+[.R8]+[.R10]+[.R14]+[.R18]+[.R20]+[.R22]+[.R26]+[.R28]+[.R31]+[.R33]+[.R36]+[.R39]+[.R41]+[.R43]+[.R46]+[.R47]+[.R49]+[.R55]+[.R58]+[.R62]+[.R64]+[.R68]+[.R71]+[.R73]+[.R76]+[.R80]+[.R82]+[.R87]+[.R91]+[.R96]+[.R100]+[.R103]+[.R105]+[.R108]+[.R110]+[.R114]+[.R116]+[.R121]+[.R123]+[.R129]+[.R132]+[.R138]+[.R141]+[.R142]+[.R144]+[.R147]+[.R152]+[.R154]+[.R155]+[.R162]+[.R165]+[.R167]+[.R171]+[.R172]+[.R174]+[.R176]+[.R178]+[.R180]+[.R182]+[.R184]+[.R189]+[.R192]+[.R195]+[.R198]+[.R201]+[.R203]" ns41:value-type="float" table:style-name="TL Data" office:value="28" office:value-type="float">
            <text:p>28</text:p>
          </table:table-cell>
          <table:table-cell table:formula="of:=[.S5]+[.S8]+[.S10]+[.S14]+[.S18]+[.S20]+[.S22]+[.S26]+[.S28]+[.S31]+[.S33]+[.S36]+[.S39]+[.S41]+[.S43]+[.S46]+[.S47]+[.S49]+[.S55]+[.S58]+[.S62]+[.S64]+[.S68]+[.S71]+[.S73]+[.S76]+[.S80]+[.S82]+[.S87]+[.S91]+[.S96]+[.S100]+[.S103]+[.S105]+[.S108]+[.S110]+[.S114]+[.S116]+[.S121]+[.S123]+[.S129]+[.S132]+[.S138]+[.S141]+[.S142]+[.S144]+[.S147]+[.S152]+[.S154]+[.S155]+[.S162]+[.S165]+[.S167]+[.S171]+[.S172]+[.S174]+[.S176]+[.S178]+[.S180]+[.S182]+[.S184]+[.S189]+[.S192]+[.S195]+[.S198]+[.S201]+[.S203]" ns41:value-type="float" table:style-name="TL Data" office:value="117" office:value-type="float">
            <text:p>117</text:p>
          </table:table-cell>
          <table:table-cell table:formula="of:=[.T5]+[.T8]+[.T10]+[.T14]+[.T18]+[.T20]+[.T22]+[.T26]+[.T28]+[.T31]+[.T33]+[.T36]+[.T39]+[.T41]+[.T43]+[.T46]+[.T47]+[.T49]+[.T55]+[.T58]+[.T62]+[.T64]+[.T68]+[.T71]+[.T73]+[.T76]+[.T80]+[.T82]+[.T87]+[.T91]+[.T96]+[.T100]+[.T103]+[.T105]+[.T108]+[.T110]+[.T114]+[.T116]+[.T121]+[.T123]+[.T129]+[.T132]+[.T138]+[.T141]+[.T142]+[.T144]+[.T147]+[.T152]+[.T154]+[.T155]+[.T162]+[.T165]+[.T167]+[.T171]+[.T172]+[.T174]+[.T176]+[.T178]+[.T180]+[.T182]+[.T184]+[.T189]+[.T192]+[.T195]+[.T198]+[.T201]+[.T203]" ns41:value-type="float" table:style-name="TL Data" office:value="24" office:value-type="float">
            <text:p>24</text:p>
          </table:table-cell>
          <table:table-cell table:formula="of:=[.U5]+[.U8]+[.U10]+[.U14]+[.U18]+[.U20]+[.U22]+[.U26]+[.U28]+[.U31]+[.U33]+[.U36]+[.U39]+[.U41]+[.U43]+[.U46]+[.U47]+[.U49]+[.U55]+[.U58]+[.U62]+[.U64]+[.U68]+[.U71]+[.U73]+[.U76]+[.U80]+[.U82]+[.U87]+[.U91]+[.U96]+[.U100]+[.U103]+[.U105]+[.U108]+[.U110]+[.U114]+[.U116]+[.U121]+[.U123]+[.U129]+[.U132]+[.U138]+[.U141]+[.U142]+[.U144]+[.U147]+[.U152]+[.U154]+[.U155]+[.U162]+[.U165]+[.U167]+[.U171]+[.U172]+[.U174]+[.U176]+[.U178]+[.U180]+[.U182]+[.U184]+[.U189]+[.U192]+[.U195]+[.U198]+[.U201]+[.U203]" ns41:value-type="float" table:style-name="TL Data" office:value="0" office:value-type="float">
            <text:p>0</text:p>
          </table:table-cell>
          <table:table-cell table:formula="of:=[.V5]+[.V8]+[.V10]+[.V14]+[.V18]+[.V20]+[.V22]+[.V26]+[.V28]+[.V31]+[.V33]+[.V36]+[.V39]+[.V41]+[.V43]+[.V46]+[.V47]+[.V49]+[.V55]+[.V58]+[.V62]+[.V64]+[.V68]+[.V71]+[.V73]+[.V76]+[.V80]+[.V82]+[.V87]+[.V91]+[.V96]+[.V100]+[.V103]+[.V105]+[.V108]+[.V110]+[.V114]+[.V116]+[.V121]+[.V123]+[.V129]+[.V132]+[.V138]+[.V141]+[.V142]+[.V144]+[.V147]+[.V152]+[.V154]+[.V155]+[.V162]+[.V165]+[.V167]+[.V171]+[.V172]+[.V174]+[.V176]+[.V178]+[.V180]+[.V182]+[.V184]+[.V189]+[.V192]+[.V195]+[.V198]+[.V201]+[.V203]" ns41:value-type="float" table:style-name="TL Data" office:value="40" office:value-type="float">
            <text:p>40</text:p>
          </table:table-cell>
          <table:table-cell table:formula="of:=[.W5]+[.W8]+[.W10]+[.W14]+[.W18]+[.W20]+[.W22]+[.W26]+[.W28]+[.W31]+[.W33]+[.W36]+[.W39]+[.W41]+[.W43]+[.W46]+[.W47]+[.W49]+[.W55]+[.W58]+[.W62]+[.W64]+[.W68]+[.W71]+[.W73]+[.W76]+[.W80]+[.W82]+[.W87]+[.W91]+[.W96]+[.W100]+[.W103]+[.W105]+[.W108]+[.W110]+[.W114]+[.W116]+[.W121]+[.W123]+[.W129]+[.W132]+[.W138]+[.W141]+[.W142]+[.W144]+[.W147]+[.W152]+[.W154]+[.W155]+[.W162]+[.W165]+[.W167]+[.W171]+[.W172]+[.W174]+[.W176]+[.W178]+[.W180]+[.W182]+[.W184]+[.W189]+[.W192]+[.W195]+[.W198]+[.W201]+[.W203]" ns41:value-type="float" table:style-name="TL Data" office:value="8" office:value-type="float">
            <text:p>8</text:p>
          </table:table-cell>
          <table:table-cell table:formula="of:=[.X5]+[.X8]+[.X10]+[.X14]+[.X18]+[.X20]+[.X22]+[.X26]+[.X28]+[.X31]+[.X33]+[.X36]+[.X39]+[.X41]+[.X43]+[.X46]+[.X47]+[.X49]+[.X55]+[.X58]+[.X62]+[.X64]+[.X68]+[.X71]+[.X73]+[.X76]+[.X80]+[.X82]+[.X87]+[.X91]+[.X96]+[.X100]+[.X103]+[.X105]+[.X108]+[.X110]+[.X114]+[.X116]+[.X121]+[.X123]+[.X129]+[.X132]+[.X138]+[.X141]+[.X142]+[.X144]+[.X147]+[.X152]+[.X154]+[.X155]+[.X162]+[.X165]+[.X167]+[.X171]+[.X172]+[.X174]+[.X176]+[.X178]+[.X180]+[.X182]+[.X184]+[.X189]+[.X192]+[.X195]+[.X198]+[.X201]+[.X203]" ns41:value-type="float" table:style-name="TL Data" office:value="53" office:value-type="float">
            <text:p>53</text:p>
          </table:table-cell>
          <table:table-cell table:formula="of:=[.Y5]+[.Y8]+[.Y10]+[.Y14]+[.Y18]+[.Y20]+[.Y22]+[.Y26]+[.Y28]+[.Y31]+[.Y33]+[.Y36]+[.Y39]+[.Y41]+[.Y43]+[.Y46]+[.Y47]+[.Y49]+[.Y55]+[.Y58]+[.Y62]+[.Y64]+[.Y68]+[.Y71]+[.Y73]+[.Y76]+[.Y80]+[.Y82]+[.Y87]+[.Y91]+[.Y96]+[.Y100]+[.Y103]+[.Y105]+[.Y108]+[.Y110]+[.Y114]+[.Y116]+[.Y121]+[.Y123]+[.Y129]+[.Y132]+[.Y138]+[.Y141]+[.Y142]+[.Y144]+[.Y147]+[.Y152]+[.Y154]+[.Y155]+[.Y162]+[.Y165]+[.Y167]+[.Y171]+[.Y172]+[.Y174]+[.Y176]+[.Y178]+[.Y180]+[.Y182]+[.Y184]+[.Y189]+[.Y192]+[.Y195]+[.Y198]+[.Y201]+[.Y203]" ns41:value-type="float" table:style-name="TL Data" office:value="544" office:value-type="float">
            <text:p>54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Totaal</text:p>
          </table:table-cell>
          <table:table-cell ns41:value-type="string" table:style-name="ce8" office:value-type="string">
            <text:p>Gas</text:p>
          </table:table-cell>
          <table:table-cell table:style-name="Default"/>
          <table:table-cell table:formula="of:=[.D11]+[.D15]+[.D44]+[.D52]+[.D57]+[.D59]+[.D65]+[.D77]+[.D83]+[.D88]+[.D97]+[.D101]+[.D139]+[.D185]+[.D190]+[.D196]+[.D199]" ns41:value-type="float" table:style-name="ce22" office:value-type="float" office:value="1">
            <text:p>1</text:p>
          </table:table-cell>
          <table:table-cell table:formula="of:=[.E11]+[.E15]+[.E44]+[.E52]+[.E57]+[.E59]+[.E65]+[.E77]+[.E83]+[.E88]+[.E97]+[.E101]+[.E139]+[.E185]+[.E190]+[.E196]+[.E199]" ns41:value-type="float" table:style-name="TL Data" office:value="26" office:value-type="float">
            <text:p>26</text:p>
          </table:table-cell>
          <table:table-cell table:formula="of:=[.F11]+[.F15]+[.F44]+[.F52]+[.F57]+[.F59]+[.F65]+[.F77]+[.F83]+[.F88]+[.F97]+[.F101]+[.F139]+[.F185]+[.F190]+[.F196]+[.F199]" ns41:value-type="float" table:style-name="TL Data" office:value="1" office:value-type="float">
            <text:p>1</text:p>
          </table:table-cell>
          <table:table-cell table:formula="of:=[.G11]+[.G15]+[.G44]+[.G52]+[.G57]+[.G59]+[.G65]+[.G77]+[.G83]+[.G88]+[.G97]+[.G101]+[.G139]+[.G185]+[.G190]+[.G196]+[.G199]" ns41:value-type="float" table:style-name="TL Data" office:value="1" office:value-type="float">
            <text:p>1</text:p>
          </table:table-cell>
          <table:table-cell table:formula="of:=[.H11]+[.H15]+[.H44]+[.H52]+[.H57]+[.H59]+[.H65]+[.H77]+[.H83]+[.H88]+[.H97]+[.H101]+[.H139]+[.H185]+[.H190]+[.H196]+[.H199]" ns41:value-type="float" table:style-name="TL Data" office:value="4" office:value-type="float">
            <text:p>4</text:p>
          </table:table-cell>
          <table:table-cell table:formula="of:=[.I11]+[.I15]+[.I44]+[.I52]+[.I57]+[.I59]+[.I65]+[.I77]+[.I83]+[.I88]+[.I97]+[.I101]+[.I139]+[.I185]+[.I190]+[.I196]+[.I199]" ns41:value-type="float" table:style-name="TL Data" office:value="0" office:value-type="float">
            <text:p>0</text:p>
          </table:table-cell>
          <table:table-cell table:formula="of:=[.J11]+[.J15]+[.J44]+[.J52]+[.J57]+[.J59]+[.J65]+[.J77]+[.J83]+[.J88]+[.J97]+[.J101]+[.J139]+[.J185]+[.J190]+[.J196]+[.J199]" ns41:value-type="float" table:style-name="TL Data" office:value="0" office:value-type="float">
            <text:p>0</text:p>
          </table:table-cell>
          <table:table-cell table:formula="of:=[.K11]+[.K15]+[.K44]+[.K52]+[.K57]+[.K59]+[.K65]+[.K77]+[.K83]+[.K88]+[.K97]+[.K101]+[.K139]+[.K185]+[.K190]+[.K196]+[.K199]" ns41:value-type="float" table:style-name="TL Data" office:value="0" office:value-type="float">
            <text:p>0</text:p>
          </table:table-cell>
          <table:table-cell table:formula="of:=[.L11]+[.L15]+[.L44]+[.L52]+[.L57]+[.L59]+[.L65]+[.L77]+[.L83]+[.L88]+[.L97]+[.L101]+[.L139]+[.L185]+[.L190]+[.L196]+[.L199]" ns41:value-type="float" table:style-name="TL Data" office:value="0" office:value-type="float">
            <text:p>0</text:p>
          </table:table-cell>
          <table:table-cell table:formula="of:=[.M11]+[.M15]+[.M44]+[.M52]+[.M57]+[.M59]+[.M65]+[.M77]+[.M83]+[.M88]+[.M97]+[.M101]+[.M139]+[.M185]+[.M190]+[.M196]+[.M199]" ns41:value-type="float" table:style-name="TL Data" office:value="3" office:value-type="float">
            <text:p>3</text:p>
          </table:table-cell>
          <table:table-cell table:formula="of:=[.N11]+[.N15]+[.N44]+[.N52]+[.N57]+[.N59]+[.N65]+[.N77]+[.N83]+[.N88]+[.N97]+[.N101]+[.N139]+[.N185]+[.N190]+[.N196]+[.N199]" ns41:value-type="float" table:style-name="TL Data" office:value="0" office:value-type="float">
            <text:p>0</text:p>
          </table:table-cell>
          <table:table-cell table:formula="of:=[.O11]+[.O15]+[.O44]+[.O52]+[.O57]+[.O59]+[.O65]+[.O77]+[.O83]+[.O88]+[.O97]+[.O101]+[.O139]+[.O185]+[.O190]+[.O196]+[.O199]" ns41:value-type="float" table:style-name="TL Data" office:value="1" office:value-type="float">
            <text:p>1</text:p>
          </table:table-cell>
          <table:table-cell table:formula="of:=[.P11]+[.P15]+[.P44]+[.P52]+[.P57]+[.P59]+[.P65]+[.P77]+[.P83]+[.P88]+[.P97]+[.P101]+[.P139]+[.P185]+[.P190]+[.P196]+[.P199]" ns41:value-type="float" table:style-name="TL Data" office:value="4" office:value-type="float">
            <text:p>4</text:p>
          </table:table-cell>
          <table:table-cell table:formula="of:=[.Q11]+[.Q15]+[.Q44]+[.Q52]+[.Q57]+[.Q59]+[.Q65]+[.Q77]+[.Q83]+[.Q88]+[.Q97]+[.Q101]+[.Q139]+[.Q185]+[.Q190]+[.Q196]+[.Q199]" ns41:value-type="float" table:style-name="TL Data" office:value="1" office:value-type="float">
            <text:p>1</text:p>
          </table:table-cell>
          <table:table-cell table:formula="of:=[.R11]+[.R15]+[.R44]+[.R52]+[.R57]+[.R59]+[.R65]+[.R77]+[.R83]+[.R88]+[.R97]+[.R101]+[.R139]+[.R185]+[.R190]+[.R196]+[.R199]" ns41:value-type="float" table:style-name="TL Data" office:value="0" office:value-type="float">
            <text:p>0</text:p>
          </table:table-cell>
          <table:table-cell table:formula="of:=[.S11]+[.S15]+[.S44]+[.S52]+[.S57]+[.S59]+[.S65]+[.S77]+[.S83]+[.S88]+[.S97]+[.S101]+[.S139]+[.S185]+[.S190]+[.S196]+[.S199]" ns41:value-type="float" table:style-name="TL Data" office:value="19" office:value-type="float">
            <text:p>19</text:p>
          </table:table-cell>
          <table:table-cell table:formula="of:=[.T11]+[.T15]+[.T44]+[.T52]+[.T57]+[.T59]+[.T65]+[.T77]+[.T83]+[.T88]+[.T97]+[.T101]+[.T139]+[.T185]+[.T190]+[.T196]+[.T199]" ns41:value-type="float" table:style-name="TL Data" office:value="2" office:value-type="float">
            <text:p>2</text:p>
          </table:table-cell>
          <table:table-cell table:formula="of:=[.U11]+[.U15]+[.U44]+[.U52]+[.U57]+[.U59]+[.U65]+[.U77]+[.U83]+[.U88]+[.U97]+[.U101]+[.U139]+[.U185]+[.U190]+[.U196]+[.U199]" ns41:value-type="float" table:style-name="TL Data" office:value="0" office:value-type="float">
            <text:p>0</text:p>
          </table:table-cell>
          <table:table-cell table:formula="of:=[.V11]+[.V15]+[.V44]+[.V52]+[.V57]+[.V59]+[.V65]+[.V77]+[.V83]+[.V88]+[.V97]+[.V101]+[.V139]+[.V185]+[.V190]+[.V196]+[.V199]" ns41:value-type="float" table:style-name="TL Data" office:value="11" office:value-type="float">
            <text:p>11</text:p>
          </table:table-cell>
          <table:table-cell table:formula="of:=[.W11]+[.W15]+[.W44]+[.W52]+[.W57]+[.W59]+[.W65]+[.W77]+[.W83]+[.W88]+[.W97]+[.W101]+[.W139]+[.W185]+[.W190]+[.W196]+[.W199]" ns41:value-type="float" table:style-name="TL Data" office:value="0" office:value-type="float">
            <text:p>0</text:p>
          </table:table-cell>
          <table:table-cell table:formula="of:=[.X11]+[.X15]+[.X44]+[.X52]+[.X57]+[.X59]+[.X65]+[.X77]+[.X83]+[.X88]+[.X97]+[.X101]+[.X139]+[.X185]+[.X190]+[.X196]+[.X199]" ns41:value-type="float" table:style-name="TL Data" office:value="0" office:value-type="float">
            <text:p>0</text:p>
          </table:table-cell>
          <table:table-cell table:formula="of:=[.Y11]+[.Y15]+[.Y44]+[.Y52]+[.Y57]+[.Y59]+[.Y65]+[.Y77]+[.Y83]+[.Y88]+[.Y97]+[.Y101]+[.Y139]+[.Y185]+[.Y190]+[.Y196]+[.Y199]" ns41:value-type="float" table:style-name="TL Data" office:value="74" office:value-type="float">
            <text:p>74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Totaal</text:p>
          </table:table-cell>
          <table:table-cell ns41:value-type="string" table:style-name="ce8" office:value-type="string">
            <text:p>Water</text:p>
          </table:table-cell>
          <table:table-cell table:style-name="Default"/>
          <table:table-cell table:formula="of:=[.D12]+[.D16]+[.D24]+[.D53]+[.D60]+[.D66]+[.D78]+[.D104]+[.D128]+[.D130]+[.D150]+[.D160]+[.D169]" ns41:value-type="float" table:style-name="ce22" office:value-type="float" office:value="0">
            <text:p>0</text:p>
          </table:table-cell>
          <table:table-cell table:formula="of:=[.E12]+[.E16]+[.E24]+[.E53]+[.E60]+[.E66]+[.E78]+[.E104]+[.E128]+[.E130]+[.E150]+[.E160]+[.E169]" ns41:value-type="float" table:style-name="TL Data" office:value="0" office:value-type="float">
            <text:p>0</text:p>
          </table:table-cell>
          <table:table-cell table:formula="of:=[.F12]+[.F16]+[.F24]+[.F53]+[.F60]+[.F66]+[.F78]+[.F104]+[.F128]+[.F130]+[.F150]+[.F160]+[.F169]" ns41:value-type="float" table:style-name="TL Data" office:value="0" office:value-type="float">
            <text:p>0</text:p>
          </table:table-cell>
          <table:table-cell table:formula="of:=[.G12]+[.G16]+[.G24]+[.G53]+[.G60]+[.G66]+[.G78]+[.G104]+[.G128]+[.G130]+[.G150]+[.G160]+[.G169]" ns41:value-type="float" table:style-name="TL Data" office:value="1" office:value-type="float">
            <text:p>1</text:p>
          </table:table-cell>
          <table:table-cell table:formula="of:=[.H12]+[.H16]+[.H24]+[.H53]+[.H60]+[.H66]+[.H78]+[.H104]+[.H128]+[.H130]+[.H150]+[.H160]+[.H169]" ns41:value-type="float" table:style-name="TL Data" office:value="1" office:value-type="float">
            <text:p>1</text:p>
          </table:table-cell>
          <table:table-cell table:formula="of:=[.I12]+[.I16]+[.I24]+[.I53]+[.I60]+[.I66]+[.I78]+[.I104]+[.I128]+[.I130]+[.I150]+[.I160]+[.I169]" ns41:value-type="float" table:style-name="TL Data" office:value="0" office:value-type="float">
            <text:p>0</text:p>
          </table:table-cell>
          <table:table-cell table:formula="of:=[.J12]+[.J16]+[.J24]+[.J53]+[.J60]+[.J66]+[.J78]+[.J104]+[.J128]+[.J130]+[.J150]+[.J160]+[.J169]" ns41:value-type="float" table:style-name="TL Data" office:value="0" office:value-type="float">
            <text:p>0</text:p>
          </table:table-cell>
          <table:table-cell table:formula="of:=[.K12]+[.K16]+[.K24]+[.K53]+[.K60]+[.K66]+[.K78]+[.K104]+[.K128]+[.K130]+[.K150]+[.K160]+[.K169]" ns41:value-type="float" table:style-name="TL Data" office:value="0" office:value-type="float">
            <text:p>0</text:p>
          </table:table-cell>
          <table:table-cell table:formula="of:=[.L12]+[.L16]+[.L24]+[.L53]+[.L60]+[.L66]+[.L78]+[.L104]+[.L128]+[.L130]+[.L150]+[.L160]+[.L169]" ns41:value-type="float" table:style-name="TL Data" office:value="0" office:value-type="float">
            <text:p>0</text:p>
          </table:table-cell>
          <table:table-cell table:formula="of:=[.M12]+[.M16]+[.M24]+[.M53]+[.M60]+[.M66]+[.M78]+[.M104]+[.M128]+[.M130]+[.M150]+[.M160]+[.M169]" ns41:value-type="float" table:style-name="TL Data" office:value="0" office:value-type="float">
            <text:p>0</text:p>
          </table:table-cell>
          <table:table-cell table:formula="of:=[.N12]+[.N16]+[.N24]+[.N53]+[.N60]+[.N66]+[.N78]+[.N104]+[.N128]+[.N130]+[.N150]+[.N160]+[.N169]" ns41:value-type="float" table:style-name="TL Data" office:value="0" office:value-type="float">
            <text:p>0</text:p>
          </table:table-cell>
          <table:table-cell table:formula="of:=[.O12]+[.O16]+[.O24]+[.O53]+[.O60]+[.O66]+[.O78]+[.O104]+[.O128]+[.O130]+[.O150]+[.O160]+[.O169]" ns41:value-type="float" table:style-name="TL Data" office:value="0" office:value-type="float">
            <text:p>0</text:p>
          </table:table-cell>
          <table:table-cell table:formula="of:=[.P12]+[.P16]+[.P24]+[.P53]+[.P60]+[.P66]+[.P78]+[.P104]+[.P128]+[.P130]+[.P150]+[.P160]+[.P169]" ns41:value-type="float" table:style-name="TL Data" office:value="0" office:value-type="float">
            <text:p>0</text:p>
          </table:table-cell>
          <table:table-cell table:formula="of:=[.Q12]+[.Q16]+[.Q24]+[.Q53]+[.Q60]+[.Q66]+[.Q78]+[.Q104]+[.Q128]+[.Q130]+[.Q150]+[.Q160]+[.Q169]" ns41:value-type="float" table:style-name="TL Data" office:value="0" office:value-type="float">
            <text:p>0</text:p>
          </table:table-cell>
          <table:table-cell table:formula="of:=[.R12]+[.R16]+[.R24]+[.R53]+[.R60]+[.R66]+[.R78]+[.R104]+[.R128]+[.R130]+[.R150]+[.R160]+[.R169]" ns41:value-type="float" table:style-name="TL Data" office:value="1" office:value-type="float">
            <text:p>1</text:p>
          </table:table-cell>
          <table:table-cell table:formula="of:=[.S12]+[.S16]+[.S24]+[.S53]+[.S60]+[.S66]+[.S78]+[.S104]+[.S128]+[.S130]+[.S150]+[.S160]+[.S169]" ns41:value-type="float" table:style-name="TL Data" office:value="5" office:value-type="float">
            <text:p>5</text:p>
          </table:table-cell>
          <table:table-cell table:formula="of:=[.T12]+[.T16]+[.T24]+[.T53]+[.T60]+[.T66]+[.T78]+[.T104]+[.T128]+[.T130]+[.T150]+[.T160]+[.T169]" ns41:value-type="float" table:style-name="TL Data" office:value="7" office:value-type="float">
            <text:p>7</text:p>
          </table:table-cell>
          <table:table-cell table:formula="of:=[.U12]+[.U16]+[.U24]+[.U53]+[.U60]+[.U66]+[.U78]+[.U104]+[.U128]+[.U130]+[.U150]+[.U160]+[.U169]" ns41:value-type="float" table:style-name="TL Data" office:value="0" office:value-type="float">
            <text:p>0</text:p>
          </table:table-cell>
          <table:table-cell table:formula="of:=[.V12]+[.V16]+[.V24]+[.V53]+[.V60]+[.V66]+[.V78]+[.V104]+[.V128]+[.V130]+[.V150]+[.V160]+[.V169]" ns41:value-type="float" table:style-name="TL Data" office:value="4" office:value-type="float">
            <text:p>4</text:p>
          </table:table-cell>
          <table:table-cell table:formula="of:=[.W12]+[.W16]+[.W24]+[.W53]+[.W60]+[.W66]+[.W78]+[.W104]+[.W128]+[.W130]+[.W150]+[.W160]+[.W169]" ns41:value-type="float" table:style-name="TL Data" office:value="0" office:value-type="float">
            <text:p>0</text:p>
          </table:table-cell>
          <table:table-cell table:formula="of:=[.X12]+[.X16]+[.X24]+[.X53]+[.X60]+[.X66]+[.X78]+[.X104]+[.X128]+[.X130]+[.X150]+[.X160]+[.X169]" ns41:value-type="float" table:style-name="TL Data" office:value="0" office:value-type="float">
            <text:p>0</text:p>
          </table:table-cell>
          <table:table-cell table:formula="of:=[.Y12]+[.Y16]+[.Y24]+[.Y53]+[.Y60]+[.Y66]+[.Y78]+[.Y104]+[.Y128]+[.Y130]+[.Y150]+[.Y160]+[.Y169]" ns41:value-type="float" table:style-name="TL Data" office:value="19" office:value-type="float">
            <text:p>19</text:p>
          </table:table-cell>
          <table:table-cell table:style-name="ce23"/>
          <table:table-cell table:number-columns-repeated="998"/>
        </table:table-row>
        <table:table-row table:style-name="ro3">
          <table:table-cell ns41:value-type="string" table:style-name="ce21" office:value-type="string">
            <text:p>Totaal</text:p>
          </table:table-cell>
          <table:table-cell ns41:value-type="string" table:style-name="ce8" office:value-type="string">
            <text:p>Wind</text:p>
          </table:table-cell>
          <table:table-cell table:style-name="Default"/>
          <table:table-cell table:formula="of:=[.D6]+[.D7]+[.D9]+[.D13]+[.D17]+[.D19]+[.D21]+[.D23]+[.D25]+[.D27]+[.D29]+[.D30]+[.D32]+[.D34]+[.D35]+[.D37]+[.D38]+[.D40]+[.D42]+[.D45]+[.D48]+[.D50]+[.D51]+[.D54]+[.D56]+[.D61]+[.D63]+[.D67]+[.D69]+[.D70]+[.D72]+[.D74]+[.D75]+[.D79]+[.D81]+[.D84]+[.D85]+[.D86]+[.D89]+[.D90]+[.D92]+[.D93]+[.D94]+[.D95]+[.D98]+[.D99]+[.D102]+[.D106]+[.D107]+[.D109]+[.D111]+[.D112]+[.D113]+[.D115]+[.D117]+[.D118]+[.D119]+[.D120]+[.D122]+[.D124]+[.D125]+[.D126]+[.D127]+[.D131]+[.D133]+[.D134]+[.D135]+[.D136]+[.D137]+[.D140]+[.D143]+[.D145]+[.D146]+[.D148]+[.D149]+[.D151]+[.D153]+[.D156]+[.D157]+[.D158]+[.D159]+[.D161]+[.D163]+[.D164]+[.D166]+[.D168]+[.D170]+[.D173]+[.D175]+[.D177]+[.D179]+[.D181]+[.D183]+[.D186]+[.D187]+[.D188]+[.D191]+[.D193]+[.D194]+[.D200]+[.D202]+[.D204]+[.D197]" ns41:value-type="float" table:style-name="ce22" office:value-type="float" office:value="4">
            <text:p>4</text:p>
          </table:table-cell>
          <table:table-cell table:formula="of:=[.E6]+[.E7]+[.E9]+[.E13]+[.E17]+[.E19]+[.E21]+[.E23]+[.E25]+[.E27]+[.E29]+[.E30]+[.E32]+[.E34]+[.E35]+[.E37]+[.E38]+[.E40]+[.E42]+[.E45]+[.E48]+[.E50]+[.E51]+[.E54]+[.E56]+[.E61]+[.E63]+[.E67]+[.E69]+[.E70]+[.E72]+[.E74]+[.E75]+[.E79]+[.E81]+[.E84]+[.E85]+[.E86]+[.E89]+[.E90]+[.E92]+[.E93]+[.E94]+[.E95]+[.E98]+[.E99]+[.E102]+[.E106]+[.E107]+[.E109]+[.E111]+[.E112]+[.E113]+[.E115]+[.E117]+[.E118]+[.E119]+[.E120]+[.E122]+[.E124]+[.E125]+[.E126]+[.E127]+[.E131]+[.E133]+[.E134]+[.E135]+[.E136]+[.E137]+[.E140]+[.E143]+[.E145]+[.E146]+[.E148]+[.E149]+[.E151]+[.E153]+[.E156]+[.E157]+[.E158]+[.E159]+[.E161]+[.E163]+[.E164]+[.E166]+[.E168]+[.E170]+[.E173]+[.E175]+[.E177]+[.E179]+[.E181]+[.E183]+[.E186]+[.E187]+[.E188]+[.E191]+[.E193]+[.E194]+[.E200]+[.E202]+[.E204]+[.E197]" ns41:value-type="float" table:style-name="TL Data" office:value="0" office:value-type="float">
            <text:p>0</text:p>
          </table:table-cell>
          <table:table-cell table:formula="of:=[.F6]+[.F7]+[.F9]+[.F13]+[.F17]+[.F19]+[.F21]+[.F23]+[.F25]+[.F27]+[.F29]+[.F30]+[.F32]+[.F34]+[.F35]+[.F37]+[.F38]+[.F40]+[.F42]+[.F45]+[.F48]+[.F50]+[.F51]+[.F54]+[.F56]+[.F61]+[.F63]+[.F67]+[.F69]+[.F70]+[.F72]+[.F74]+[.F75]+[.F79]+[.F81]+[.F84]+[.F85]+[.F86]+[.F89]+[.F90]+[.F92]+[.F93]+[.F94]+[.F95]+[.F98]+[.F99]+[.F102]+[.F106]+[.F107]+[.F109]+[.F111]+[.F112]+[.F113]+[.F115]+[.F117]+[.F118]+[.F119]+[.F120]+[.F122]+[.F124]+[.F125]+[.F126]+[.F127]+[.F131]+[.F133]+[.F134]+[.F135]+[.F136]+[.F137]+[.F140]+[.F143]+[.F145]+[.F146]+[.F148]+[.F149]+[.F151]+[.F153]+[.F156]+[.F157]+[.F158]+[.F159]+[.F161]+[.F163]+[.F164]+[.F166]+[.F168]+[.F170]+[.F173]+[.F175]+[.F177]+[.F179]+[.F181]+[.F183]+[.F186]+[.F187]+[.F188]+[.F191]+[.F193]+[.F194]+[.F200]+[.F202]+[.F204]+[.F197]" ns41:value-type="float" table:style-name="TL Data" office:value="1" office:value-type="float">
            <text:p>1</text:p>
          </table:table-cell>
          <table:table-cell table:formula="of:=[.G6]+[.G7]+[.G9]+[.G13]+[.G17]+[.G19]+[.G21]+[.G23]+[.G25]+[.G27]+[.G29]+[.G30]+[.G32]+[.G34]+[.G35]+[.G37]+[.G38]+[.G40]+[.G42]+[.G45]+[.G48]+[.G50]+[.G51]+[.G54]+[.G56]+[.G61]+[.G63]+[.G67]+[.G69]+[.G70]+[.G72]+[.G74]+[.G75]+[.G79]+[.G81]+[.G84]+[.G85]+[.G86]+[.G89]+[.G90]+[.G92]+[.G93]+[.G94]+[.G95]+[.G98]+[.G99]+[.G102]+[.G106]+[.G107]+[.G109]+[.G111]+[.G112]+[.G113]+[.G115]+[.G117]+[.G118]+[.G119]+[.G120]+[.G122]+[.G124]+[.G125]+[.G126]+[.G127]+[.G131]+[.G133]+[.G134]+[.G135]+[.G136]+[.G137]+[.G140]+[.G143]+[.G145]+[.G146]+[.G148]+[.G149]+[.G151]+[.G153]+[.G156]+[.G157]+[.G158]+[.G159]+[.G161]+[.G163]+[.G164]+[.G166]+[.G168]+[.G170]+[.G173]+[.G175]+[.G177]+[.G179]+[.G181]+[.G183]+[.G186]+[.G187]+[.G188]+[.G191]+[.G193]+[.G194]+[.G200]+[.G202]+[.G204]+[.G197]" ns41:value-type="float" table:style-name="TL Data" office:value="6" office:value-type="float">
            <text:p>6</text:p>
          </table:table-cell>
          <table:table-cell table:formula="of:=[.H6]+[.H7]+[.H9]+[.H13]+[.H17]+[.H19]+[.H21]+[.H23]+[.H25]+[.H27]+[.H29]+[.H30]+[.H32]+[.H34]+[.H35]+[.H37]+[.H38]+[.H40]+[.H42]+[.H45]+[.H48]+[.H50]+[.H51]+[.H54]+[.H56]+[.H61]+[.H63]+[.H67]+[.H69]+[.H70]+[.H72]+[.H74]+[.H75]+[.H79]+[.H81]+[.H84]+[.H85]+[.H86]+[.H89]+[.H90]+[.H92]+[.H93]+[.H94]+[.H95]+[.H98]+[.H99]+[.H102]+[.H106]+[.H107]+[.H109]+[.H111]+[.H112]+[.H113]+[.H115]+[.H117]+[.H118]+[.H119]+[.H120]+[.H122]+[.H124]+[.H125]+[.H126]+[.H127]+[.H131]+[.H133]+[.H134]+[.H135]+[.H136]+[.H137]+[.H140]+[.H143]+[.H145]+[.H146]+[.H148]+[.H149]+[.H151]+[.H153]+[.H156]+[.H157]+[.H158]+[.H159]+[.H161]+[.H163]+[.H164]+[.H166]+[.H168]+[.H170]+[.H173]+[.H175]+[.H177]+[.H179]+[.H181]+[.H183]+[.H186]+[.H187]+[.H188]+[.H191]+[.H193]+[.H194]+[.H200]+[.H202]+[.H204]+[.H197]" ns41:value-type="float" table:style-name="TL Data" office:value="25" office:value-type="float">
            <text:p>25</text:p>
          </table:table-cell>
          <table:table-cell table:formula="of:=[.I6]+[.I7]+[.I9]+[.I13]+[.I17]+[.I19]+[.I21]+[.I23]+[.I25]+[.I27]+[.I29]+[.I30]+[.I32]+[.I34]+[.I35]+[.I37]+[.I38]+[.I40]+[.I42]+[.I45]+[.I48]+[.I50]+[.I51]+[.I54]+[.I56]+[.I61]+[.I63]+[.I67]+[.I69]+[.I70]+[.I72]+[.I74]+[.I75]+[.I79]+[.I81]+[.I84]+[.I85]+[.I86]+[.I89]+[.I90]+[.I92]+[.I93]+[.I94]+[.I95]+[.I98]+[.I99]+[.I102]+[.I106]+[.I107]+[.I109]+[.I111]+[.I112]+[.I113]+[.I115]+[.I117]+[.I118]+[.I119]+[.I120]+[.I122]+[.I124]+[.I125]+[.I126]+[.I127]+[.I131]+[.I133]+[.I134]+[.I135]+[.I136]+[.I137]+[.I140]+[.I143]+[.I145]+[.I146]+[.I148]+[.I149]+[.I151]+[.I153]+[.I156]+[.I157]+[.I158]+[.I159]+[.I161]+[.I163]+[.I164]+[.I166]+[.I168]+[.I170]+[.I173]+[.I175]+[.I177]+[.I179]+[.I181]+[.I183]+[.I186]+[.I187]+[.I188]+[.I191]+[.I193]+[.I194]+[.I200]+[.I202]+[.I204]+[.I197]" ns41:value-type="float" table:style-name="TL Data" office:value="0" office:value-type="float">
            <text:p>0</text:p>
          </table:table-cell>
          <table:table-cell table:formula="of:=[.J6]+[.J7]+[.J9]+[.J13]+[.J17]+[.J19]+[.J21]+[.J23]+[.J25]+[.J27]+[.J29]+[.J30]+[.J32]+[.J34]+[.J35]+[.J37]+[.J38]+[.J40]+[.J42]+[.J45]+[.J48]+[.J50]+[.J51]+[.J54]+[.J56]+[.J61]+[.J63]+[.J67]+[.J69]+[.J70]+[.J72]+[.J74]+[.J75]+[.J79]+[.J81]+[.J84]+[.J85]+[.J86]+[.J89]+[.J90]+[.J92]+[.J93]+[.J94]+[.J95]+[.J98]+[.J99]+[.J102]+[.J106]+[.J107]+[.J109]+[.J111]+[.J112]+[.J113]+[.J115]+[.J117]+[.J118]+[.J119]+[.J120]+[.J122]+[.J124]+[.J125]+[.J126]+[.J127]+[.J131]+[.J133]+[.J134]+[.J135]+[.J136]+[.J137]+[.J140]+[.J143]+[.J145]+[.J146]+[.J148]+[.J149]+[.J151]+[.J153]+[.J156]+[.J157]+[.J158]+[.J159]+[.J161]+[.J163]+[.J164]+[.J166]+[.J168]+[.J170]+[.J173]+[.J175]+[.J177]+[.J179]+[.J181]+[.J183]+[.J186]+[.J187]+[.J188]+[.J191]+[.J193]+[.J194]+[.J200]+[.J202]+[.J204]+[.J197]" ns41:value-type="float" table:style-name="TL Data" office:value="0" office:value-type="float">
            <text:p>0</text:p>
          </table:table-cell>
          <table:table-cell table:formula="of:=[.K6]+[.K7]+[.K9]+[.K13]+[.K17]+[.K19]+[.K21]+[.K23]+[.K25]+[.K27]+[.K29]+[.K30]+[.K32]+[.K34]+[.K35]+[.K37]+[.K38]+[.K40]+[.K42]+[.K45]+[.K48]+[.K50]+[.K51]+[.K54]+[.K56]+[.K61]+[.K63]+[.K67]+[.K69]+[.K70]+[.K72]+[.K74]+[.K75]+[.K79]+[.K81]+[.K84]+[.K85]+[.K86]+[.K89]+[.K90]+[.K92]+[.K93]+[.K94]+[.K95]+[.K98]+[.K99]+[.K102]+[.K106]+[.K107]+[.K109]+[.K111]+[.K112]+[.K113]+[.K115]+[.K117]+[.K118]+[.K119]+[.K120]+[.K122]+[.K124]+[.K125]+[.K126]+[.K127]+[.K131]+[.K133]+[.K134]+[.K135]+[.K136]+[.K137]+[.K140]+[.K143]+[.K145]+[.K146]+[.K148]+[.K149]+[.K151]+[.K153]+[.K156]+[.K157]+[.K158]+[.K159]+[.K161]+[.K163]+[.K164]+[.K166]+[.K168]+[.K170]+[.K173]+[.K175]+[.K177]+[.K179]+[.K181]+[.K183]+[.K186]+[.K187]+[.K188]+[.K191]+[.K193]+[.K194]+[.K200]+[.K202]+[.K204]+[.K197]" ns41:value-type="float" table:style-name="TL Data" office:value="0" office:value-type="float">
            <text:p>0</text:p>
          </table:table-cell>
          <table:table-cell table:formula="of:=[.L6]+[.L7]+[.L9]+[.L13]+[.L17]+[.L19]+[.L21]+[.L23]+[.L25]+[.L27]+[.L29]+[.L30]+[.L32]+[.L34]+[.L35]+[.L37]+[.L38]+[.L40]+[.L42]+[.L45]+[.L48]+[.L50]+[.L51]+[.L54]+[.L56]+[.L61]+[.L63]+[.L67]+[.L69]+[.L70]+[.L72]+[.L74]+[.L75]+[.L79]+[.L81]+[.L84]+[.L85]+[.L86]+[.L89]+[.L90]+[.L92]+[.L93]+[.L94]+[.L95]+[.L98]+[.L99]+[.L102]+[.L106]+[.L107]+[.L109]+[.L111]+[.L112]+[.L113]+[.L115]+[.L117]+[.L118]+[.L119]+[.L120]+[.L122]+[.L124]+[.L125]+[.L126]+[.L127]+[.L131]+[.L133]+[.L134]+[.L135]+[.L136]+[.L137]+[.L140]+[.L143]+[.L145]+[.L146]+[.L148]+[.L149]+[.L151]+[.L153]+[.L156]+[.L157]+[.L158]+[.L159]+[.L161]+[.L163]+[.L164]+[.L166]+[.L168]+[.L170]+[.L173]+[.L175]+[.L177]+[.L179]+[.L181]+[.L183]+[.L186]+[.L187]+[.L188]+[.L191]+[.L193]+[.L194]+[.L200]+[.L202]+[.L204]+[.L197]" ns41:value-type="float" table:style-name="TL Data" office:value="0" office:value-type="float">
            <text:p>0</text:p>
          </table:table-cell>
          <table:table-cell table:formula="of:=[.M6]+[.M7]+[.M9]+[.M13]+[.M17]+[.M19]+[.M21]+[.M23]+[.M25]+[.M27]+[.M29]+[.M30]+[.M32]+[.M34]+[.M35]+[.M37]+[.M38]+[.M40]+[.M42]+[.M45]+[.M48]+[.M50]+[.M51]+[.M54]+[.M56]+[.M61]+[.M63]+[.M67]+[.M69]+[.M70]+[.M72]+[.M74]+[.M75]+[.M79]+[.M81]+[.M84]+[.M85]+[.M86]+[.M89]+[.M90]+[.M92]+[.M93]+[.M94]+[.M95]+[.M98]+[.M99]+[.M102]+[.M106]+[.M107]+[.M109]+[.M111]+[.M112]+[.M113]+[.M115]+[.M117]+[.M118]+[.M119]+[.M120]+[.M122]+[.M124]+[.M125]+[.M126]+[.M127]+[.M131]+[.M133]+[.M134]+[.M135]+[.M136]+[.M137]+[.M140]+[.M143]+[.M145]+[.M146]+[.M148]+[.M149]+[.M151]+[.M153]+[.M156]+[.M157]+[.M158]+[.M159]+[.M161]+[.M163]+[.M164]+[.M166]+[.M168]+[.M170]+[.M173]+[.M175]+[.M177]+[.M179]+[.M181]+[.M183]+[.M186]+[.M187]+[.M188]+[.M191]+[.M193]+[.M194]+[.M200]+[.M202]+[.M204]+[.M197]" ns41:value-type="float" table:style-name="TL Data" office:value="1" office:value-type="float">
            <text:p>1</text:p>
          </table:table-cell>
          <table:table-cell table:formula="of:=[.N6]+[.N7]+[.N9]+[.N13]+[.N17]+[.N19]+[.N21]+[.N23]+[.N25]+[.N27]+[.N29]+[.N30]+[.N32]+[.N34]+[.N35]+[.N37]+[.N38]+[.N40]+[.N42]+[.N45]+[.N48]+[.N50]+[.N51]+[.N54]+[.N56]+[.N61]+[.N63]+[.N67]+[.N69]+[.N70]+[.N72]+[.N74]+[.N75]+[.N79]+[.N81]+[.N84]+[.N85]+[.N86]+[.N89]+[.N90]+[.N92]+[.N93]+[.N94]+[.N95]+[.N98]+[.N99]+[.N102]+[.N106]+[.N107]+[.N109]+[.N111]+[.N112]+[.N113]+[.N115]+[.N117]+[.N118]+[.N119]+[.N120]+[.N122]+[.N124]+[.N125]+[.N126]+[.N127]+[.N131]+[.N133]+[.N134]+[.N135]+[.N136]+[.N137]+[.N140]+[.N143]+[.N145]+[.N146]+[.N148]+[.N149]+[.N151]+[.N153]+[.N156]+[.N157]+[.N158]+[.N159]+[.N161]+[.N163]+[.N164]+[.N166]+[.N168]+[.N170]+[.N173]+[.N175]+[.N177]+[.N179]+[.N181]+[.N183]+[.N186]+[.N187]+[.N188]+[.N191]+[.N193]+[.N194]+[.N200]+[.N202]+[.N204]+[.N197]" ns41:value-type="float" table:style-name="TL Data" office:value="2" office:value-type="float">
            <text:p>2</text:p>
          </table:table-cell>
          <table:table-cell table:formula="of:=[.O6]+[.O7]+[.O9]+[.O13]+[.O17]+[.O19]+[.O21]+[.O23]+[.O25]+[.O27]+[.O29]+[.O30]+[.O32]+[.O34]+[.O35]+[.O37]+[.O38]+[.O40]+[.O42]+[.O45]+[.O48]+[.O50]+[.O51]+[.O54]+[.O56]+[.O61]+[.O63]+[.O67]+[.O69]+[.O70]+[.O72]+[.O74]+[.O75]+[.O79]+[.O81]+[.O84]+[.O85]+[.O86]+[.O89]+[.O90]+[.O92]+[.O93]+[.O94]+[.O95]+[.O98]+[.O99]+[.O102]+[.O106]+[.O107]+[.O109]+[.O111]+[.O112]+[.O113]+[.O115]+[.O117]+[.O118]+[.O119]+[.O120]+[.O122]+[.O124]+[.O125]+[.O126]+[.O127]+[.O131]+[.O133]+[.O134]+[.O135]+[.O136]+[.O137]+[.O140]+[.O143]+[.O145]+[.O146]+[.O148]+[.O149]+[.O151]+[.O153]+[.O156]+[.O157]+[.O158]+[.O159]+[.O161]+[.O163]+[.O164]+[.O166]+[.O168]+[.O170]+[.O173]+[.O175]+[.O177]+[.O179]+[.O181]+[.O183]+[.O186]+[.O187]+[.O188]+[.O191]+[.O193]+[.O194]+[.O200]+[.O202]+[.O204]+[.O197]" ns41:value-type="float" table:style-name="TL Data" office:value="1" office:value-type="float">
            <text:p>1</text:p>
          </table:table-cell>
          <table:table-cell table:formula="of:=[.P6]+[.P7]+[.P9]+[.P13]+[.P17]+[.P19]+[.P21]+[.P23]+[.P25]+[.P27]+[.P29]+[.P30]+[.P32]+[.P34]+[.P35]+[.P37]+[.P38]+[.P40]+[.P42]+[.P45]+[.P48]+[.P50]+[.P51]+[.P54]+[.P56]+[.P61]+[.P63]+[.P67]+[.P69]+[.P70]+[.P72]+[.P74]+[.P75]+[.P79]+[.P81]+[.P84]+[.P85]+[.P86]+[.P89]+[.P90]+[.P92]+[.P93]+[.P94]+[.P95]+[.P98]+[.P99]+[.P102]+[.P106]+[.P107]+[.P109]+[.P111]+[.P112]+[.P113]+[.P115]+[.P117]+[.P118]+[.P119]+[.P120]+[.P122]+[.P124]+[.P125]+[.P126]+[.P127]+[.P131]+[.P133]+[.P134]+[.P135]+[.P136]+[.P137]+[.P140]+[.P143]+[.P145]+[.P146]+[.P148]+[.P149]+[.P151]+[.P153]+[.P156]+[.P157]+[.P158]+[.P159]+[.P161]+[.P163]+[.P164]+[.P166]+[.P168]+[.P170]+[.P173]+[.P175]+[.P177]+[.P179]+[.P181]+[.P183]+[.P186]+[.P187]+[.P188]+[.P191]+[.P193]+[.P194]+[.P200]+[.P202]+[.P204]+[.P197]" ns41:value-type="float" table:style-name="TL Data" office:value="0" office:value-type="float">
            <text:p>0</text:p>
          </table:table-cell>
          <table:table-cell table:formula="of:=[.Q6]+[.Q7]+[.Q9]+[.Q13]+[.Q17]+[.Q19]+[.Q21]+[.Q23]+[.Q25]+[.Q27]+[.Q29]+[.Q30]+[.Q32]+[.Q34]+[.Q35]+[.Q37]+[.Q38]+[.Q40]+[.Q42]+[.Q45]+[.Q48]+[.Q50]+[.Q51]+[.Q54]+[.Q56]+[.Q61]+[.Q63]+[.Q67]+[.Q69]+[.Q70]+[.Q72]+[.Q74]+[.Q75]+[.Q79]+[.Q81]+[.Q84]+[.Q85]+[.Q86]+[.Q89]+[.Q90]+[.Q92]+[.Q93]+[.Q94]+[.Q95]+[.Q98]+[.Q99]+[.Q102]+[.Q106]+[.Q107]+[.Q109]+[.Q111]+[.Q112]+[.Q113]+[.Q115]+[.Q117]+[.Q118]+[.Q119]+[.Q120]+[.Q122]+[.Q124]+[.Q125]+[.Q126]+[.Q127]+[.Q131]+[.Q133]+[.Q134]+[.Q135]+[.Q136]+[.Q137]+[.Q140]+[.Q143]+[.Q145]+[.Q146]+[.Q148]+[.Q149]+[.Q151]+[.Q153]+[.Q156]+[.Q157]+[.Q158]+[.Q159]+[.Q161]+[.Q163]+[.Q164]+[.Q166]+[.Q168]+[.Q170]+[.Q173]+[.Q175]+[.Q177]+[.Q179]+[.Q181]+[.Q183]+[.Q186]+[.Q187]+[.Q188]+[.Q191]+[.Q193]+[.Q194]+[.Q200]+[.Q202]+[.Q204]+[.Q197]" ns41:value-type="float" table:style-name="TL Data" office:value="1" office:value-type="float">
            <text:p>1</text:p>
          </table:table-cell>
          <table:table-cell table:formula="of:=[.R6]+[.R7]+[.R9]+[.R13]+[.R17]+[.R19]+[.R21]+[.R23]+[.R25]+[.R27]+[.R29]+[.R30]+[.R32]+[.R34]+[.R35]+[.R37]+[.R38]+[.R40]+[.R42]+[.R45]+[.R48]+[.R50]+[.R51]+[.R54]+[.R56]+[.R61]+[.R63]+[.R67]+[.R69]+[.R70]+[.R72]+[.R74]+[.R75]+[.R79]+[.R81]+[.R84]+[.R85]+[.R86]+[.R89]+[.R90]+[.R92]+[.R93]+[.R94]+[.R95]+[.R98]+[.R99]+[.R102]+[.R106]+[.R107]+[.R109]+[.R111]+[.R112]+[.R113]+[.R115]+[.R117]+[.R118]+[.R119]+[.R120]+[.R122]+[.R124]+[.R125]+[.R126]+[.R127]+[.R131]+[.R133]+[.R134]+[.R135]+[.R136]+[.R137]+[.R140]+[.R143]+[.R145]+[.R146]+[.R148]+[.R149]+[.R151]+[.R153]+[.R156]+[.R157]+[.R158]+[.R159]+[.R161]+[.R163]+[.R164]+[.R166]+[.R168]+[.R170]+[.R173]+[.R175]+[.R177]+[.R179]+[.R181]+[.R183]+[.R186]+[.R187]+[.R188]+[.R191]+[.R193]+[.R194]+[.R200]+[.R202]+[.R204]+[.R197]" ns41:value-type="float" table:style-name="TL Data" office:value="30" office:value-type="float">
            <text:p>30</text:p>
          </table:table-cell>
          <table:table-cell table:formula="of:=[.S6]+[.S7]+[.S9]+[.S13]+[.S17]+[.S19]+[.S21]+[.S23]+[.S25]+[.S27]+[.S29]+[.S30]+[.S32]+[.S34]+[.S35]+[.S37]+[.S38]+[.S40]+[.S42]+[.S45]+[.S48]+[.S50]+[.S51]+[.S54]+[.S56]+[.S61]+[.S63]+[.S67]+[.S69]+[.S70]+[.S72]+[.S74]+[.S75]+[.S79]+[.S81]+[.S84]+[.S85]+[.S86]+[.S89]+[.S90]+[.S92]+[.S93]+[.S94]+[.S95]+[.S98]+[.S99]+[.S102]+[.S106]+[.S107]+[.S109]+[.S111]+[.S112]+[.S113]+[.S115]+[.S117]+[.S118]+[.S119]+[.S120]+[.S122]+[.S124]+[.S125]+[.S126]+[.S127]+[.S131]+[.S133]+[.S134]+[.S135]+[.S136]+[.S137]+[.S140]+[.S143]+[.S145]+[.S146]+[.S148]+[.S149]+[.S151]+[.S153]+[.S156]+[.S157]+[.S158]+[.S159]+[.S161]+[.S163]+[.S164]+[.S166]+[.S168]+[.S170]+[.S173]+[.S175]+[.S177]+[.S179]+[.S181]+[.S183]+[.S186]+[.S187]+[.S188]+[.S191]+[.S193]+[.S194]+[.S200]+[.S202]+[.S204]+[.S197]" ns41:value-type="float" table:style-name="TL Data" office:value="181" office:value-type="float">
            <text:p>181</text:p>
          </table:table-cell>
          <table:table-cell table:formula="of:=[.T6]+[.T7]+[.T9]+[.T13]+[.T17]+[.T19]+[.T21]+[.T23]+[.T25]+[.T27]+[.T29]+[.T30]+[.T32]+[.T34]+[.T35]+[.T37]+[.T38]+[.T40]+[.T42]+[.T45]+[.T48]+[.T50]+[.T51]+[.T54]+[.T56]+[.T61]+[.T63]+[.T67]+[.T69]+[.T70]+[.T72]+[.T74]+[.T75]+[.T79]+[.T81]+[.T84]+[.T85]+[.T86]+[.T89]+[.T90]+[.T92]+[.T93]+[.T94]+[.T95]+[.T98]+[.T99]+[.T102]+[.T106]+[.T107]+[.T109]+[.T111]+[.T112]+[.T113]+[.T115]+[.T117]+[.T118]+[.T119]+[.T120]+[.T122]+[.T124]+[.T125]+[.T126]+[.T127]+[.T131]+[.T133]+[.T134]+[.T135]+[.T136]+[.T137]+[.T140]+[.T143]+[.T145]+[.T146]+[.T148]+[.T149]+[.T151]+[.T153]+[.T156]+[.T157]+[.T158]+[.T159]+[.T161]+[.T163]+[.T164]+[.T166]+[.T168]+[.T170]+[.T173]+[.T175]+[.T177]+[.T179]+[.T181]+[.T183]+[.T186]+[.T187]+[.T188]+[.T191]+[.T193]+[.T194]+[.T200]+[.T202]+[.T204]+[.T197]" ns41:value-type="float" table:style-name="TL Data" office:value="4" office:value-type="float">
            <text:p>4</text:p>
          </table:table-cell>
          <table:table-cell table:formula="of:=[.U6]+[.U7]+[.U9]+[.U13]+[.U17]+[.U19]+[.U21]+[.U23]+[.U25]+[.U27]+[.U29]+[.U30]+[.U32]+[.U34]+[.U35]+[.U37]+[.U38]+[.U40]+[.U42]+[.U45]+[.U48]+[.U50]+[.U51]+[.U54]+[.U56]+[.U61]+[.U63]+[.U67]+[.U69]+[.U70]+[.U72]+[.U74]+[.U75]+[.U79]+[.U81]+[.U84]+[.U85]+[.U86]+[.U89]+[.U90]+[.U92]+[.U93]+[.U94]+[.U95]+[.U98]+[.U99]+[.U102]+[.U106]+[.U107]+[.U109]+[.U111]+[.U112]+[.U113]+[.U115]+[.U117]+[.U118]+[.U119]+[.U120]+[.U122]+[.U124]+[.U125]+[.U126]+[.U127]+[.U131]+[.U133]+[.U134]+[.U135]+[.U136]+[.U137]+[.U140]+[.U143]+[.U145]+[.U146]+[.U148]+[.U149]+[.U151]+[.U153]+[.U156]+[.U157]+[.U158]+[.U159]+[.U161]+[.U163]+[.U164]+[.U166]+[.U168]+[.U170]+[.U173]+[.U175]+[.U177]+[.U179]+[.U181]+[.U183]+[.U186]+[.U187]+[.U188]+[.U191]+[.U193]+[.U194]+[.U200]+[.U202]+[.U204]+[.U197]" ns41:value-type="float" table:style-name="TL Data" office:value="0" office:value-type="float">
            <text:p>0</text:p>
          </table:table-cell>
          <table:table-cell table:formula="of:=[.V6]+[.V7]+[.V9]+[.V13]+[.V17]+[.V19]+[.V21]+[.V23]+[.V25]+[.V27]+[.V29]+[.V30]+[.V32]+[.V34]+[.V35]+[.V37]+[.V38]+[.V40]+[.V42]+[.V45]+[.V48]+[.V50]+[.V51]+[.V54]+[.V56]+[.V61]+[.V63]+[.V67]+[.V69]+[.V70]+[.V72]+[.V74]+[.V75]+[.V79]+[.V81]+[.V84]+[.V85]+[.V86]+[.V89]+[.V90]+[.V92]+[.V93]+[.V94]+[.V95]+[.V98]+[.V99]+[.V102]+[.V106]+[.V107]+[.V109]+[.V111]+[.V112]+[.V113]+[.V115]+[.V117]+[.V118]+[.V119]+[.V120]+[.V122]+[.V124]+[.V125]+[.V126]+[.V127]+[.V131]+[.V133]+[.V134]+[.V135]+[.V136]+[.V137]+[.V140]+[.V143]+[.V145]+[.V146]+[.V148]+[.V149]+[.V151]+[.V153]+[.V156]+[.V157]+[.V158]+[.V159]+[.V161]+[.V163]+[.V164]+[.V166]+[.V168]+[.V170]+[.V173]+[.V175]+[.V177]+[.V179]+[.V181]+[.V183]+[.V186]+[.V187]+[.V188]+[.V191]+[.V193]+[.V194]+[.V200]+[.V202]+[.V204]+[.V197]" ns41:value-type="float" table:style-name="TL Data" office:value="34" office:value-type="float">
            <text:p>34</text:p>
          </table:table-cell>
          <table:table-cell table:formula="of:=[.W6]+[.W7]+[.W9]+[.W13]+[.W17]+[.W19]+[.W21]+[.W23]+[.W25]+[.W27]+[.W29]+[.W30]+[.W32]+[.W34]+[.W35]+[.W37]+[.W38]+[.W40]+[.W42]+[.W45]+[.W48]+[.W50]+[.W51]+[.W54]+[.W56]+[.W61]+[.W63]+[.W67]+[.W69]+[.W70]+[.W72]+[.W74]+[.W75]+[.W79]+[.W81]+[.W84]+[.W85]+[.W86]+[.W89]+[.W90]+[.W92]+[.W93]+[.W94]+[.W95]+[.W98]+[.W99]+[.W102]+[.W106]+[.W107]+[.W109]+[.W111]+[.W112]+[.W113]+[.W115]+[.W117]+[.W118]+[.W119]+[.W120]+[.W122]+[.W124]+[.W125]+[.W126]+[.W127]+[.W131]+[.W133]+[.W134]+[.W135]+[.W136]+[.W137]+[.W140]+[.W143]+[.W145]+[.W146]+[.W148]+[.W149]+[.W151]+[.W153]+[.W156]+[.W157]+[.W158]+[.W159]+[.W161]+[.W163]+[.W164]+[.W166]+[.W168]+[.W170]+[.W173]+[.W175]+[.W177]+[.W179]+[.W181]+[.W183]+[.W186]+[.W187]+[.W188]+[.W191]+[.W193]+[.W194]+[.W200]+[.W202]+[.W204]+[.W197]" ns41:value-type="float" table:style-name="TL Data" office:value="1" office:value-type="float">
            <text:p>1</text:p>
          </table:table-cell>
          <table:table-cell table:formula="of:=[.X6]+[.X7]+[.X9]+[.X13]+[.X17]+[.X19]+[.X21]+[.X23]+[.X25]+[.X27]+[.X29]+[.X30]+[.X32]+[.X34]+[.X35]+[.X37]+[.X38]+[.X40]+[.X42]+[.X45]+[.X48]+[.X50]+[.X51]+[.X54]+[.X56]+[.X61]+[.X63]+[.X67]+[.X69]+[.X70]+[.X72]+[.X74]+[.X75]+[.X79]+[.X81]+[.X84]+[.X85]+[.X86]+[.X89]+[.X90]+[.X92]+[.X93]+[.X94]+[.X95]+[.X98]+[.X99]+[.X102]+[.X106]+[.X107]+[.X109]+[.X111]+[.X112]+[.X113]+[.X115]+[.X117]+[.X118]+[.X119]+[.X120]+[.X122]+[.X124]+[.X125]+[.X126]+[.X127]+[.X131]+[.X133]+[.X134]+[.X135]+[.X136]+[.X137]+[.X140]+[.X143]+[.X145]+[.X146]+[.X148]+[.X149]+[.X151]+[.X153]+[.X156]+[.X157]+[.X158]+[.X159]+[.X161]+[.X163]+[.X164]+[.X166]+[.X168]+[.X170]+[.X173]+[.X175]+[.X177]+[.X179]+[.X181]+[.X183]+[.X186]+[.X187]+[.X188]+[.X191]+[.X193]+[.X194]+[.X200]+[.X202]+[.X204]+[.X197]" ns41:value-type="float" table:style-name="TL Data" office:value="244" office:value-type="float">
            <text:p>244</text:p>
          </table:table-cell>
          <table:table-cell table:formula="of:=[.Y6]+[.Y7]+[.Y9]+[.Y13]+[.Y17]+[.Y19]+[.Y21]+[.Y23]+[.Y25]+[.Y27]+[.Y29]+[.Y30]+[.Y32]+[.Y34]+[.Y35]+[.Y37]+[.Y38]+[.Y40]+[.Y42]+[.Y45]+[.Y48]+[.Y50]+[.Y51]+[.Y54]+[.Y56]+[.Y61]+[.Y63]+[.Y67]+[.Y69]+[.Y70]+[.Y72]+[.Y74]+[.Y75]+[.Y79]+[.Y81]+[.Y84]+[.Y85]+[.Y86]+[.Y89]+[.Y90]+[.Y92]+[.Y93]+[.Y94]+[.Y95]+[.Y98]+[.Y99]+[.Y102]+[.Y106]+[.Y107]+[.Y109]+[.Y111]+[.Y112]+[.Y113]+[.Y115]+[.Y117]+[.Y118]+[.Y119]+[.Y120]+[.Y122]+[.Y124]+[.Y125]+[.Y126]+[.Y127]+[.Y131]+[.Y133]+[.Y134]+[.Y135]+[.Y136]+[.Y137]+[.Y140]+[.Y143]+[.Y145]+[.Y146]+[.Y148]+[.Y149]+[.Y151]+[.Y153]+[.Y156]+[.Y157]+[.Y158]+[.Y159]+[.Y161]+[.Y163]+[.Y164]+[.Y166]+[.Y168]+[.Y170]+[.Y173]+[.Y175]+[.Y177]+[.Y179]+[.Y181]+[.Y183]+[.Y186]+[.Y187]+[.Y188]+[.Y191]+[.Y193]+[.Y194]+[.Y200]+[.Y202]+[.Y204]+[.Y197]" ns41:value-type="float" table:style-name="TL Data" office:value="535" office:value-type="float">
            <text:p>535</text:p>
          </table:table-cell>
          <table:table-cell table:style-name="ce23"/>
          <table:table-cell table:number-columns-repeated="998"/>
        </table:table-row>
        <table:table-row table:style-name="ro1">
          <table:table-cell ns41:value-type="string" table:style-name="ce5" office:value-type="string">
            <text:p>Algemeen totaal</text:p>
          </table:table-cell>
          <table:table-cell table:style-name="ce10"/>
          <table:table-cell table:style-name="Default"/>
          <table:table-cell table:formula="of:=[.D206]+[.D207]+[.D208]+[.D209]" ns41:value-type="float" table:style-name="ce24" office:value-type="float" office:value="23">
            <text:p>23</text:p>
          </table:table-cell>
          <table:table-cell table:formula="of:=[.E206]+[.E207]+[.E208]+[.E209]" ns41:value-type="float" table:style-name="ce16" office:value-type="float" office:value="58">
            <text:p>58</text:p>
          </table:table-cell>
          <table:table-cell table:formula="of:=[.F206]+[.F207]+[.F208]+[.F209]" ns41:value-type="float" table:style-name="ce16" office:value-type="float" office:value="21">
            <text:p>21</text:p>
          </table:table-cell>
          <table:table-cell table:formula="of:=[.G206]+[.G207]+[.G208]+[.G209]" ns41:value-type="float" table:style-name="ce16" office:value-type="float" office:value="31">
            <text:p>31</text:p>
          </table:table-cell>
          <table:table-cell table:formula="of:=[.H206]+[.H207]+[.H208]+[.H209]" ns41:value-type="float" table:style-name="ce16" office:value-type="float" office:value="61">
            <text:p>61</text:p>
          </table:table-cell>
          <table:table-cell table:formula="of:=[.I206]+[.I207]+[.I208]+[.I209]" ns41:value-type="float" table:style-name="ce16" office:value-type="float" office:value="54">
            <text:p>54</text:p>
          </table:table-cell>
          <table:table-cell table:formula="of:=[.J206]+[.J207]+[.J208]+[.J209]" ns41:value-type="float" table:style-name="ce16" office:value-type="float" office:value="0">
            <text:p>0</text:p>
          </table:table-cell>
          <table:table-cell table:formula="of:=[.K206]+[.K207]+[.K208]+[.K209]" ns41:value-type="float" table:style-name="ce16" office:value-type="float" office:value="7">
            <text:p>7</text:p>
          </table:table-cell>
          <table:table-cell table:formula="of:=[.L206]+[.L207]+[.L208]+[.L209]" ns41:value-type="float" table:style-name="ce16" office:value-type="float" office:value="12">
            <text:p>12</text:p>
          </table:table-cell>
          <table:table-cell table:formula="of:=[.M206]+[.M207]+[.M208]+[.M209]" ns41:value-type="float" table:style-name="ce16" office:value-type="float" office:value="33">
            <text:p>33</text:p>
          </table:table-cell>
          <table:table-cell table:formula="of:=[.N206]+[.N207]+[.N208]+[.N209]" ns41:value-type="float" table:style-name="ce16" office:value-type="float" office:value="11">
            <office:annotation draw:style-name="gr1" svg:height="2.011cm" draw:caption-point-y="1.448cm" svg:width="3.48cm" svg:x="28.504cm" draw:caption-point-x="-1.271cm" svg:y="96.965cm" draw:text-style-name="P1">
              <dc:creator>CDM</dc:creator>
              <dc:date>2014-12-12T00:00:00</dc:date>
              <text:p text:style-name="P1"><text:span text:style-name="T1">msn:</text:span></text:p>
              <text:p text:style-name="P1"><text:span text:style-name="T2">13</text:span></text:p>
            </office:annotation>
            <text:p>11</text:p>
          </table:table-cell>
          <table:table-cell table:formula="of:=[.O206]+[.O207]+[.O208]+[.O209]" ns41:value-type="float" table:style-name="ce16" office:value-type="float" office:value="14">
            <office:annotation draw:style-name="gr1" svg:height="2.011cm" draw:caption-point-y="1.448cm" svg:width="3.48cm" svg:x="30.243cm" draw:caption-point-x="-1.271cm" svg:y="96.965cm" draw:text-style-name="P1">
              <dc:creator>CDM</dc:creator>
              <dc:date>2014-12-12T00:00:00</dc:date>
              <text:p text:style-name="P1"><text:span text:style-name="T1">msn:</text:span></text:p>
              <text:p text:style-name="P1"><text:span text:style-name="T2">12</text:span></text:p>
            </office:annotation>
            <text:p>14</text:p>
          </table:table-cell>
          <table:table-cell table:formula="of:=[.P206]+[.P207]+[.P208]+[.P209]" ns41:value-type="float" table:style-name="ce16" office:value-type="float" office:value="27">
            <text:p>27</text:p>
          </table:table-cell>
          <table:table-cell table:formula="of:=[.Q206]+[.Q207]+[.Q208]+[.Q209]" ns41:value-type="float" table:style-name="ce16" office:value-type="float" office:value="7">
            <text:p>7</text:p>
          </table:table-cell>
          <table:table-cell table:formula="of:=[.R206]+[.R207]+[.R208]+[.R209]" ns41:value-type="float" table:style-name="ce16" office:value-type="float" office:value="59">
            <text:p>59</text:p>
          </table:table-cell>
          <table:table-cell table:formula="of:=[.S206]+[.S207]+[.S208]+[.S209]" ns41:value-type="float" table:style-name="ce16" office:value-type="float" office:value="322">
            <text:p>322</text:p>
          </table:table-cell>
          <table:table-cell table:formula="of:=[.T206]+[.T207]+[.T208]+[.T209]" ns41:value-type="float" table:style-name="ce16" office:value-type="float" office:value="37">
            <text:p>37</text:p>
          </table:table-cell>
          <table:table-cell table:formula="of:=[.U206]+[.U207]+[.U208]+[.U209]" ns41:value-type="float" table:style-name="ce16" office:value-type="float" office:value="0">
            <text:p>0</text:p>
          </table:table-cell>
          <table:table-cell table:formula="of:=[.V206]+[.V207]+[.V208]+[.V209]" ns41:value-type="float" table:style-name="ce16" office:value-type="float" office:value="89">
            <text:p>89</text:p>
          </table:table-cell>
          <table:table-cell table:formula="of:=[.W206]+[.W207]+[.W208]+[.W209]" ns41:value-type="float" table:style-name="ce16" office:value-type="float" office:value="9">
            <text:p>9</text:p>
          </table:table-cell>
          <table:table-cell table:formula="of:=[.X206]+[.X207]+[.X208]+[.X209]" ns41:value-type="float" table:style-name="ce16" office:value-type="float" office:value="297">
            <text:p>297</text:p>
          </table:table-cell>
          <table:table-cell table:formula="of:=[.Y206]+[.Y207]+[.Y208]+[.Y209]" ns41:value-type="float" table:style-name="ce16" office:value-type="float" office:value="1172">
            <text:p>1172</text:p>
          </table:table-cell>
          <table:table-cell table:style-name="ce25"/>
          <table:table-cell table:number-columns-repeated="99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1:02:08</dc:date>
    <meta:print-date>2004-01-22T22:12:01</meta:print-date>
    <meta:document-statistic meta:object-count="0" meta:cell-count="1067" meta:table-count="1"/>
    <meta:generator>ODFPY/1.3.0dev</meta:generator>
  </office:meta>
</office:document-meta>
</file>